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ourier New" svg:font-family="'Courier New'"/>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solid" style:text-underline-width="auto" style:text-underline-color="font-color" fo:font-weight="bold" style:text-blinking="false" fo:background-color="transparent"/>
    </style:style>
    <style:style style:name="P2" style:family="paragraph" style:parent-style-name="Text_20_body" style:list-style-name="L76">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solid" style:text-underline-width="auto" style:text-underline-color="font-color" fo:font-weight="bold" style:text-blinking="false" fo:background-color="transparent"/>
    </style:style>
    <style:style style:name="P3" style:family="paragraph" style:parent-style-name="Text_20_body" style:list-style-name="L51">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solid" style:text-underline-width="auto" style:text-underline-color="font-color" fo:font-weight="bold" style:text-blinking="false" fo:background-color="transparent"/>
    </style:style>
    <style:style style:name="P4" style:family="paragraph" style:parent-style-name="Text_20_body" style:list-style-name="L63">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solid" style:text-underline-width="auto" style:text-underline-color="font-color" fo:font-weight="bold" style:text-blinking="false" fo:background-color="transparent"/>
    </style:style>
    <style:style style:name="P5" style:family="paragraph" style:parent-style-name="Text_20_body" style:list-style-name="L73">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solid" style:text-underline-width="auto" style:text-underline-color="font-color" fo:font-weight="bold" style:text-blinking="false" fo:background-color="transparent"/>
    </style:style>
    <style:style style:name="P6" style:family="paragraph" style:parent-style-name="Text_20_body" style:list-style-name="L44">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solid" style:text-underline-width="auto" style:text-underline-color="font-color" fo:font-weight="normal" style:text-blinking="false" fo:background-color="transparent"/>
    </style:style>
    <style:style style:name="P7" style:family="paragraph" style:parent-style-name="Text_20_body" style:list-style-name="L46">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solid" style:text-underline-width="auto" style:text-underline-color="font-color" fo:font-weight="normal" style:text-blinking="false" fo:background-color="transparent"/>
    </style:style>
    <style:style style:name="P8" style:family="paragraph" style:parent-style-name="Text_20_body" style:list-style-name="L54">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solid" style:text-underline-width="auto" style:text-underline-color="font-color" fo:font-weight="normal" style:text-blinking="false" fo:background-color="transparent"/>
    </style:style>
    <style:style style:name="P9" style:family="paragraph" style:parent-style-name="Text_20_body" style:list-style-name="L5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solid" style:text-underline-width="auto" style:text-underline-color="font-color" fo:font-weight="normal" style:text-blinking="false" fo:background-color="transparent"/>
    </style:style>
    <style:style style:name="P10"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1" style:family="paragraph" style:parent-style-name="Text_20_body" style:list-style-name="L43">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2" style:family="paragraph" style:parent-style-name="Text_20_body" style:list-style-name="L5">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3" style:family="paragraph" style:parent-style-name="Text_20_body" style:list-style-name="L23">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4" style:family="paragraph" style:parent-style-name="Text_20_body" style:list-style-name="L24">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5" style:family="paragraph" style:parent-style-name="Text_20_body" style:list-style-name="L2">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6" style:family="paragraph" style:parent-style-name="Text_20_body" style:list-style-name="L3">
      <style:paragraph-properties fo:margin-top="0in" fo:margin-bottom="0in"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7" style:family="paragraph" style:parent-style-name="Text_20_body" style:list-style-name="L4">
      <style:paragraph-properties fo:margin-top="0in" fo:margin-bottom="0in"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8" style:family="paragraph" style:parent-style-name="Text_20_body" style:list-style-name="L5">
      <style:paragraph-properties fo:margin-top="0in" fo:margin-bottom="0in"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9" style:family="paragraph" style:parent-style-name="Text_20_body" style:list-style-name="L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0" style:family="paragraph" style:parent-style-name="Text_20_body" style:list-style-name="L8">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1" style:family="paragraph" style:parent-style-name="Text_20_body" style:list-style-name="L1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2" style:family="paragraph" style:parent-style-name="Text_20_body" style:list-style-name="L2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3" style:family="paragraph" style:parent-style-name="Text_20_body" style:list-style-name="L29">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4" style:family="paragraph" style:parent-style-name="Text_20_body" style:list-style-name="L30">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5" style:family="paragraph" style:parent-style-name="Text_20_body" style:list-style-name="L31">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6" style:family="paragraph" style:parent-style-name="Text_20_body" style:list-style-name="L32">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7" style:family="paragraph" style:parent-style-name="Text_20_body" style:list-style-name="L34">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8" style:family="paragraph" style:parent-style-name="Text_20_body" style:list-style-name="L35">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29" style:family="paragraph" style:parent-style-name="Text_20_body" style:list-style-name="L36">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0" style:family="paragraph" style:parent-style-name="Text_20_body" style:list-style-name="L38">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1" style:family="paragraph" style:parent-style-name="Text_20_body" style:list-style-name="L39">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2" style:family="paragraph" style:parent-style-name="Text_20_body" style:list-style-name="L40">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3" style:family="paragraph" style:parent-style-name="Text_20_body" style:list-style-name="L41">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4" style:family="paragraph" style:parent-style-name="Text_20_body" style:list-style-name="L42">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5" style:family="paragraph" style:parent-style-name="Text_20_body" style:list-style-name="L45">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6" style:family="paragraph" style:parent-style-name="Text_20_body" style:list-style-name="L4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7" style:family="paragraph" style:parent-style-name="Text_20_body" style:list-style-name="L48">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8" style:family="paragraph" style:parent-style-name="Text_20_body" style:list-style-name="L49">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39" style:family="paragraph" style:parent-style-name="Text_20_body" style:list-style-name="L53">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0" style:family="paragraph" style:parent-style-name="Text_20_body" style:list-style-name="L56">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1" style:family="paragraph" style:parent-style-name="Text_20_body" style:list-style-name="L58">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2" style:family="paragraph" style:parent-style-name="Text_20_body" style:list-style-name="L59">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3" style:family="paragraph" style:parent-style-name="Text_20_body" style:list-style-name="L61">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4" style:family="paragraph" style:parent-style-name="Text_20_body" style:list-style-name="L64">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5" style:family="paragraph" style:parent-style-name="Text_20_body" style:list-style-name="L70">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6" style:family="paragraph" style:parent-style-name="Text_20_body" style:list-style-name="L71">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7" style:family="paragraph" style:parent-style-name="Text_20_body" style:list-style-name="L78">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8" style:family="paragraph" style:parent-style-name="Text_20_body" style:list-style-name="L7">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49" style:family="paragraph" style:parent-style-name="Text_20_body" style:list-style-name="L8">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50" style:family="paragraph" style:parent-style-name="Text_20_body" style:list-style-name="L19">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51" style:family="paragraph" style:parent-style-name="Text_20_body" style:list-style-name="L49">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52" style:family="paragraph" style:parent-style-name="Text_20_body" style:list-style-name="L50">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53" style:family="paragraph" style:parent-style-name="Text_20_body" style:list-style-name="L75">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54" style:family="paragraph" style:parent-style-name="Text_20_body" style:list-style-name="L77">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55" style:family="paragraph" style:parent-style-name="Text_20_body" style:list-style-name="L8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56" style:family="paragraph" style:parent-style-name="Text_20_body" style:list-style-name="L81">
      <style:paragraph-properties fo:margin-top="0in" fo:margin-bottom="0in" loext:contextual-spacing="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57" style:family="paragraph" style:parent-style-name="Text_20_body" style:list-style-name="L8">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style:style>
    <style:style style:name="P58" style:family="paragraph" style:parent-style-name="Text_20_body" style:list-style-name="L29">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style:style>
    <style:style style:name="P59" style:family="paragraph" style:parent-style-name="Text_20_body" style:list-style-name="L33">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style:style>
    <style:style style:name="P60" style:family="paragraph" style:parent-style-name="Text_20_body" style:list-style-name="L3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style:style>
    <style:style style:name="P61" style:family="paragraph" style:parent-style-name="Text_20_body" style:list-style-name="L39">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style:style>
    <style:style style:name="P62" style:family="paragraph" style:parent-style-name="Text_20_body" style:list-style-name="L40">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style:style>
    <style:style style:name="P63" style:family="paragraph" style:parent-style-name="Text_20_body" style:list-style-name="L65">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italic" style:text-underline-style="none" fo:font-weight="bold" style:text-blinking="false" fo:background-color="transparent"/>
    </style:style>
    <style:style style:name="P64" style:family="paragraph" style:parent-style-name="Text_20_body" style:list-style-name="L66">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style:style>
    <style:style style:name="P65" style:family="paragraph" style:parent-style-name="Text_20_body" style:list-style-name="L6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style:style>
    <style:style style:name="P66" style:family="paragraph" style:parent-style-name="Text_20_body" style:list-style-name="L68">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style:style>
    <style:style style:name="P67" style:family="paragraph" style:parent-style-name="Text_20_body" style:list-style-name="L4">
      <style:paragraph-properties fo:margin-top="0in" fo:margin-bottom="0in"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68" style:family="paragraph" style:parent-style-name="Text_20_body" style:list-style-name="L8">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69" style:family="paragraph" style:parent-style-name="Text_20_body" style:list-style-name="L24">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0" style:family="paragraph" style:parent-style-name="Text_20_body" style:list-style-name="L2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1" style:family="paragraph" style:parent-style-name="Text_20_body" style:list-style-name="L39">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2" style:family="paragraph" style:parent-style-name="Text_20_body" style:list-style-name="L40">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3" style:family="paragraph" style:parent-style-name="Text_20_body" style:list-style-name="L41">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4" style:family="paragraph" style:parent-style-name="Text_20_body" style:list-style-name="L42">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5" style:family="paragraph" style:parent-style-name="Text_20_body" style:list-style-name="L53">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6" style:family="paragraph" style:parent-style-name="Text_20_body" style:list-style-name="L60">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7" style:family="paragraph" style:parent-style-name="Text_20_body" style:list-style-name="L65">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8" style:family="paragraph" style:parent-style-name="Text_20_body" style:list-style-name="L69">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79" style:family="paragraph" style:parent-style-name="Text_20_body" style:list-style-name="L70">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80" style:family="paragraph" style:parent-style-name="Text_20_body" style:list-style-name="L72">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81" style:family="paragraph" style:parent-style-name="Text_20_body" style:list-style-name="L79">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82" style:family="paragraph" style:parent-style-name="Text_20_body" style:list-style-name="L7">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83" style:family="paragraph" style:parent-style-name="Text_20_body" style:list-style-name="L19">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84" style:family="paragraph" style:parent-style-name="Text_20_body" style:list-style-name="L74">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85" style:family="paragraph" style:parent-style-name="Text_20_body" style:list-style-name="L79">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86" style:family="paragraph" style:parent-style-name="Text_20_body" style:list-style-name="L8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87" style:family="paragraph" style:parent-style-name="Text_20_body" style:list-style-name="L25">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88" style:family="paragraph" style:parent-style-name="Text_20_body" style:list-style-name="L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text-underline-style="none" style:text-blinking="false" fo:background-color="transparent"/>
    </style:style>
    <style:style style:name="P89" style:family="paragraph" style:parent-style-name="Text_20_body" style:list-style-name="L24">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text-underline-style="none" style:text-blinking="false" fo:background-color="transparent"/>
    </style:style>
    <style:style style:name="P90" style:family="paragraph" style:parent-style-name="Text_20_body" style:list-style-name="L70">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text-underline-style="none" style:text-blinking="false" fo:background-color="transparent"/>
    </style:style>
    <style:style style:name="P91" style:family="paragraph" style:parent-style-name="Text_20_body" style:list-style-name="L7">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text-underline-style="none" style:text-blinking="false"/>
    </style:style>
    <style:style style:name="P92" style:family="paragraph" style:parent-style-name="Text_20_body" style:list-style-name="L24">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text-underline-style="none" style:text-blinking="false"/>
    </style:style>
    <style:style style:name="P93" style:family="paragraph" style:parent-style-name="Text_20_body" style:list-style-name="L8">
      <style:paragraph-properties fo:margin-top="0in" fo:margin-bottom="0in" loext:contextual-spacing="false"/>
    </style:style>
    <style:style style:name="P94" style:family="paragraph" style:parent-style-name="Text_20_body">
      <style:paragraph-properties fo:margin-top="0in" fo:margin-bottom="0in" loext:contextual-spacing="false" fo:line-height="120%" style:writing-mode="lr-tb"/>
      <style:text-properties fo:font-variant="normal" fo:text-transform="none" fo:color="#000000" style:font-name="Calibri" fo:font-size="8.44999980926514pt" fo:font-style="normal" style:text-underline-style="solid" style:text-underline-width="auto" style:text-underline-color="font-color" fo:font-weight="bold" fo:background-color="transparent"/>
    </style:style>
    <style:style style:name="P95" style:family="paragraph" style:parent-style-name="Text_20_body">
      <style:paragraph-properties fo:margin-top="0in" fo:margin-bottom="0in" loext:contextual-spacing="false" fo:line-height="120%" style:writing-mode="lr-tb"/>
      <style:text-properties fo:font-variant="normal" fo:text-transform="none" fo:color="#000000" style:font-name="Calibri" fo:font-size="8.44999980926514pt" fo:font-style="italic" style:text-underline-style="solid" style:text-underline-width="auto" style:text-underline-color="font-color" fo:font-weight="normal" fo:background-color="transparent"/>
    </style:style>
    <style:style style:name="P9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97"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9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99"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0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0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style:style>
    <style:style style:name="P102"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style:style>
    <style:style style:name="P10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8.44999980926514pt" fo:font-style="italic" style:text-underline-style="none" fo:font-weight="bold" style:text-blinking="false" fo:background-color="transparent"/>
    </style:style>
    <style:style style:name="P10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05" style:family="paragraph" style:parent-style-name="Text_20_body">
      <style:paragraph-properties fo:margin-top="0in" fo:margin-bottom="0in" loext:contextual-spacing="false" fo:line-height="120%" style:writing-mode="lr-tb"/>
      <style:text-properties fo:font-weight="normal"/>
    </style:style>
    <style:style style:name="P106" style:family="paragraph" style:parent-style-name="Text_20_body">
      <style:paragraph-properties fo:margin-top="0in" fo:margin-bottom="0in" loext:contextual-spacing="false" fo:line-height="200%" style:writing-mode="lr-tb"/>
      <style:text-properties fo:font-weight="normal"/>
    </style:style>
    <style:style style:name="P107" style:family="paragraph" style:parent-style-name="Text_20_body" style:list-style-name="L25">
      <style:paragraph-properties fo:margin-top="0in" fo:margin-bottom="0in"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108" style:family="paragraph" style:parent-style-name="Text_20_body" style:list-style-name="L1">
      <style:paragraph-properties fo:margin-top="0in" fo:margin-bottom="0.139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09" style:family="paragraph" style:parent-style-name="Text_20_body" style:list-style-name="L43">
      <style:paragraph-properties fo:margin-top="0in" fo:margin-bottom="0.139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10" style:family="paragraph" style:parent-style-name="Text_20_body" style:list-style-name="L19">
      <style:paragraph-properties fo:margin-top="0in" fo:margin-bottom="0.139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11" style:family="paragraph" style:parent-style-name="Text_20_body" style:list-style-name="L28">
      <style:paragraph-properties fo:margin-top="0in" fo:margin-bottom="0.139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12" style:family="paragraph" style:parent-style-name="Text_20_body" style:list-style-name="L80">
      <style:paragraph-properties fo:margin-top="0in" fo:margin-bottom="0.139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13" style:family="paragraph" style:parent-style-name="Text_20_body">
      <style:paragraph-properties fo:margin-top="0in" fo:margin-bottom="0.139in" loext:contextual-spacing="false" fo:line-height="138%" style:writing-mode="lr-tb"/>
      <style:text-properties fo:font-variant="normal" fo:text-transform="none" fo:color="#000000" style:font-name="Calibri" fo:font-size="8.44999980926514pt" fo:font-style="normal" style:text-underline-style="solid" style:text-underline-width="auto" style:text-underline-color="font-color" fo:font-weight="bold" fo:background-color="transparent"/>
    </style:style>
    <style:style style:name="P114" style:family="paragraph" style:parent-style-name="Text_20_body">
      <style:paragraph-properties fo:margin-top="0in" fo:margin-bottom="0.1945in" loext:contextual-spacing="false" fo:line-height="120%" fo:text-align="justify" style:justify-single-word="false" style:writing-mode="lr-tb"/>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15" style:family="paragraph" style:parent-style-name="Text_20_body">
      <style:paragraph-properties fo:margin-top="0in" fo:margin-bottom="0.1945in" loext:contextual-spacing="false" fo:line-height="120%" fo:text-align="justify" style:justify-single-word="false" style:writing-mode="lr-tb"/>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16" style:family="paragraph" style:parent-style-name="Text_20_body">
      <style:paragraph-properties fo:margin-top="0in" fo:margin-bottom="0.1945in" loext:contextual-spacing="false" fo:line-height="120%" fo:text-align="justify" style:justify-single-word="false" style:writing-mode="lr-tb"/>
      <style:text-properties fo:font-weight="normal"/>
    </style:style>
    <style:style style:name="P117" style:family="paragraph" style:parent-style-name="Text_20_body" style:list-style-name="L3">
      <style:paragraph-properties fo:margin-top="0in" fo:margin-bottom="0.1945in"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18" style:family="paragraph" style:parent-style-name="Text_20_body" style:list-style-name="L4">
      <style:paragraph-properties fo:margin-top="0in" fo:margin-bottom="0.1945in"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19" style:family="paragraph" style:parent-style-name="Text_20_body" style:list-style-name="L6">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0" style:family="paragraph" style:parent-style-name="Text_20_body" style:list-style-name="L13">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1" style:family="paragraph" style:parent-style-name="Text_20_body" style:list-style-name="L14">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2" style:family="paragraph" style:parent-style-name="Text_20_body" style:list-style-name="L15">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3" style:family="paragraph" style:parent-style-name="Text_20_body" style:list-style-name="L16">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4" style:family="paragraph" style:parent-style-name="Text_20_body" style:list-style-name="L18">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5" style:family="paragraph" style:parent-style-name="Text_20_body" style:list-style-name="L21">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6" style:family="paragraph" style:parent-style-name="Text_20_body" style:list-style-name="L22">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7" style:family="paragraph" style:parent-style-name="Text_20_body" style:list-style-name="L26">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8" style:family="paragraph" style:parent-style-name="Text_20_body" style:list-style-name="L52">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29" style:family="paragraph" style:parent-style-name="Text_20_body" style:list-style-name="L55">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30" style:family="paragraph" style:parent-style-name="Text_20_body" style:list-style-name="L7">
      <style:paragraph-properties fo:margin-left="0.5291in" fo:margin-right="0in" fo:margin-top="0in" fo:margin-bottom="0in" loext: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31" style:family="paragraph" style:parent-style-name="Text_20_body" style:list-style-name="L11">
      <style:paragraph-properties fo:margin-left="0.5291in" fo:margin-right="0in" fo:margin-top="0in" fo:margin-bottom="0in" loext: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32" style:family="paragraph" style:parent-style-name="Text_20_body" style:list-style-name="L10">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33" style:family="paragraph" style:parent-style-name="Text_20_body" style:list-style-name="L18">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34" style:family="paragraph" style:parent-style-name="Text_20_body" style:list-style-name="L20">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35" style:family="paragraph" style:parent-style-name="Text_20_body" style:list-style-name="L12">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36" style:family="paragraph" style:parent-style-name="Text_20_body" style:list-style-name="L14">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37" style:family="paragraph" style:parent-style-name="Text_20_body" style:list-style-name="L18">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38" style:family="paragraph" style:parent-style-name="Text_20_body" style:list-style-name="L20">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39" style:family="paragraph" style:parent-style-name="Text_20_body" style:list-style-name="L22">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40" style:family="paragraph" style:parent-style-name="Text_20_body" style:list-style-name="L26">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41" style:family="paragraph" style:parent-style-name="Text_20_body" style:list-style-name="L52">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42" style:family="paragraph" style:parent-style-name="Text_20_body" style:list-style-name="L55">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43" style:family="paragraph" style:parent-style-name="Text_20_body" style:list-style-name="L20">
      <style:paragraph-properties fo:margin-left="0.5291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text-underline-style="none" style:text-blinking="false"/>
    </style:style>
    <style:style style:name="P144" style:family="paragraph" style:parent-style-name="Text_20_body">
      <style:paragraph-properties fo:margin-left="0.5291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45" style:family="paragraph" style:parent-style-name="Text_20_body">
      <style:paragraph-properties fo:margin-left="0.5291in" fo:margin-right="0in" fo:text-indent="0in" style:auto-text-indent="false"/>
    </style:style>
    <style:style style:name="P146" style:family="paragraph" style:parent-style-name="Text_20_body" style:list-style-name="L11">
      <style:paragraph-properties fo:margin-left="0.5291in" fo:margin-right="0in" fo:margin-top="0in" fo:margin-bottom="0.139in" loext: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47"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48"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style:style>
    <style:style style:name="P149"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style:style>
    <style:style style:name="P150"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small-caps" fo:color="#000000" style:text-line-through-style="none" style:text-line-through-type="none" style:font-name="Calibri" fo:font-size="8.44999980926514pt" fo:font-style="normal" style:text-underline-style="none" fo:font-weight="bold" style:text-blinking="false" fo:background-color="transparent"/>
    </style:style>
    <style:style style:name="P151" style:family="paragraph" style:parent-style-name="Text_20_body">
      <style:paragraph-properties fo:margin-left="0.5in" fo:margin-right="0in" fo:margin-top="0in" fo:margin-bottom="0in" loext:contextual-spacing="false" fo:line-height="120%" fo:text-indent="0in" style:auto-text-indent="false" style:writing-mode="lr-tb"/>
    </style:style>
    <style:style style:name="P152" style:family="paragraph" style:parent-style-name="Text_20_body">
      <style:paragraph-properties fo:margin-left="0.5in" fo:margin-right="0in" fo:margin-top="0in" fo:margin-bottom="0in" loext:contextual-spacing="false" fo:line-height="120%" fo:text-indent="0in" style:auto-text-indent="false" style:writing-mode="lr-tb"/>
      <style:text-properties fo:font-weight="normal"/>
    </style:style>
    <style:style style:name="P153" style:family="paragraph" style:parent-style-name="Text_20_body">
      <style:paragraph-properties fo:margin-left="0.5in" fo:margin-right="0in" fo:margin-top="0in" fo:margin-bottom="0.139in" loext:contextual-spacing="false" fo:line-height="138%" fo:text-indent="0in" style:auto-text-indent="false" style:writing-mode="lr-tb"/>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style:style>
    <style:style style:name="P154" style:family="paragraph" style:parent-style-name="Text_20_body" style:list-style-name="L9">
      <style:paragraph-properties fo:margin-left="0.1764in" fo:margin-right="0in" fo:margin-top="0in" fo:margin-bottom="0in" loext: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text-underline-style="none" style:text-blinking="false" fo:background-color="transparent"/>
    </style:style>
    <style:style style:name="P155" style:family="paragraph" style:parent-style-name="Text_20_body" style:list-style-name="L9">
      <style:paragraph-properties fo:margin-left="0.1764in" fo:margin-right="0in" fo:margin-top="0in" fo:margin-bottom="0.139in" loext: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56" style:family="paragraph" style:parent-style-name="Text_20_body">
      <style:paragraph-properties fo:margin-left="0.1764in" fo:margin-right="0in" fo:text-indent="0in" style:auto-text-indent="false"/>
    </style:style>
    <style:style style:name="P157" style:family="paragraph" style:parent-style-name="Text_20_body">
      <style:paragraph-properties fo:margin-left="0in" fo:margin-right="0in" fo:margin-top="0in" fo:margin-bottom="0in" loext:contextual-spacing="false" fo:line-height="120%" fo:text-indent="0.25in" style:auto-text-indent="false" style:writing-mode="lr-tb"/>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style:style>
    <style:style style:name="P158" style:family="paragraph" style:parent-style-name="Text_20_body">
      <style:paragraph-properties fo:margin-left="0.25in" fo:margin-right="0in" fo:margin-top="0in" fo:margin-bottom="0in" loext:contextual-spacing="false" fo:line-height="120%" fo:text-indent="0in" style:auto-text-indent="false" style:writing-mode="lr-tb"/>
      <style:text-properties fo:font-weight="normal"/>
    </style:style>
    <style:style style:name="P159" style:family="paragraph" style:parent-style-name="Text_20_body">
      <style:paragraph-properties fo:margin-left="0.5in" fo:margin-right="0in" fo:margin-top="0in" fo:margin-bottom="0in" loext:contextual-spacing="false" fo:line-height="120%" fo:text-indent="-0.1807in" style:auto-text-indent="false" style:writing-mode="lr-tb"/>
    </style:style>
    <style:style style:name="P160" style:family="paragraph" style:parent-style-name="Text_20_body">
      <style:paragraph-properties fo:margin-left="1.8752in" fo:margin-right="0in" fo:margin-top="0in" fo:margin-bottom="0in" loext:contextual-spacing="false" fo:line-height="120%" fo:text-indent="-0.1252in" style:auto-text-indent="false" style:writing-mode="lr-tb"/>
    </style:style>
    <style:style style:name="P161"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style:style>
    <style:style style:name="P162" style:family="paragraph" style:parent-style-name="Text_20_body">
      <style:paragraph-properties fo:margin-left="0.5in" fo:margin-right="0.5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63" style:family="paragraph" style:parent-style-name="Text_20_body">
      <style:paragraph-properties fo:margin-left="0.25in" fo:margin-right="0in" fo:margin-top="0in" fo:margin-bottom="0in" loext:contextual-spacing="false" fo:line-height="120%" fo:text-indent="0.25in" style:auto-text-indent="false" style:writing-mode="lr-tb"/>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64" style:family="paragraph" style:parent-style-name="Text_20_body" style:list-style-name="L50">
      <style:paragraph-properties fo:margin-left="1.5in" fo:margin-right="0in" fo:margin-top="0in" fo:margin-bottom="0in" loext: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65" style:family="paragraph" style:parent-style-name="Text_20_body" style:list-style-name="L55">
      <style:paragraph-properties fo:margin-left="0.3972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66" style:family="paragraph" style:parent-style-name="Text_20_body">
      <style:paragraph-properties fo:margin-left="0.3972in" fo:margin-right="0in" fo:text-indent="0in" style:auto-text-indent="false"/>
    </style:style>
    <style:style style:name="P167" style:family="paragraph" style:parent-style-name="Text_20_body" style:list-style-name="L56">
      <style:paragraph-properties fo:margin-left="0.3528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68" style:family="paragraph" style:parent-style-name="Text_20_body" style:list-style-name="L62">
      <style:paragraph-properties fo:margin-left="0.3528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style:style>
    <style:style style:name="P169" style:family="paragraph" style:parent-style-name="Text_20_body" style:list-style-name="L56">
      <style:paragraph-properties fo:margin-left="0.3528in" fo:margin-right="0in" fo:margin-top="0in" fo:margin-bottom="0in" loext:contextual-spacing="false" fo:line-height="120%"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P170" style:family="paragraph" style:parent-style-name="Text_20_body">
      <style:paragraph-properties fo:margin-left="0.3528in" fo:margin-right="0in" fo:text-indent="0in" style:auto-text-indent="false"/>
    </style:style>
    <style:style style:name="P171" style:family="paragraph" style:parent-style-name="Text_20_body">
      <style:paragraph-properties fo:margin-left="0.75in" fo:margin-right="0in" fo:margin-top="0in" fo:margin-bottom="0.139in" loext:contextual-spacing="false" fo:line-height="138%" fo:text-indent="0in" style:auto-text-indent="false" style:writing-mode="lr-tb"/>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Calibri" fo:font-size="8.44999980926514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Calibri" fo:font-size="8.44999980926514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Calibri" fo:font-size="8.44999980926514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Calibri" fo:font-size="8.44999980926514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Calibri" fo:font-size="8.44999980926514pt" fo:font-style="italic"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Calibri" fo:font-size="8.44999980926514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8.44999980926514pt" fo:font-style="normal" style:text-underline-style="none" style:text-blinking="false" fo:background-color="transparent" loext:char-shading-value="0"/>
    </style:style>
    <style:style style:name="T9" style:family="text">
      <style:text-properties fo:font-variant="normal" fo:text-transform="none" fo:color="#000000" style:font-name="Calibri" fo:font-size="8.44999980926514pt" fo:font-style="italic" style:text-underline-style="solid" style:text-underline-width="auto" style:text-underline-color="font-color" fo:background-color="transparent" loext:char-shading-value="0"/>
    </style:style>
    <style:style style:name="T10" style:family="text">
      <style:text-properties fo:font-variant="normal" fo:text-transform="none" fo:color="#000000" style:font-name="Calibri" fo:font-size="8.44999980926514pt" fo:font-style="italic" style:text-underline-style="solid" style:text-underline-width="auto" style:text-underline-color="font-color" fo:font-weight="bold" fo:background-color="transparent" loext:char-shading-value="0"/>
    </style:style>
    <style:style style:name="T11" style:family="text">
      <style:text-properties fo:font-variant="normal" fo:text-transform="none" fo:color="#000000" style:font-name="Calibri" fo:font-size="8.44999980926514pt" fo:font-style="normal" style:text-underline-style="solid" style:text-underline-width="auto" style:text-underline-color="font-color" fo:background-color="transparent" loext:char-shading-value="0"/>
    </style:style>
    <style:style style:name="T12" style:family="text">
      <style:text-properties fo:font-variant="normal" fo:text-transform="none" fo:color="#000000" style:font-name="Calibri" fo:font-size="8.44999980926514pt" fo:font-style="normal" style:text-underline-style="solid" style:text-underline-width="auto" style:text-underline-color="font-color" fo:font-weight="bold" fo:background-color="transparent" loext:char-shading-value="0"/>
    </style:style>
    <style:style style:name="T13" style:family="text">
      <style:text-properties fo:font-variant="normal" fo:text-transform="none" fo:color="#000000" style:text-underline-style="solid" style:text-underline-width="auto" style:text-underline-color="font-color" fo:background-color="transparent" loext:char-shading-value="0"/>
    </style:style>
    <style:style style:name="T14" style:family="text">
      <style:text-properties style:font-name="Calibri" fo:background-color="transparent" loext:char-shading-value="0"/>
    </style:style>
    <style:style style:name="T15" style:family="text">
      <style:text-properties style:font-name="Calibri" fo:font-style="italic" fo:background-color="transparent" loext:char-shading-value="0"/>
    </style:style>
    <style:style style:name="T16" style:family="text">
      <style:text-properties style:font-name="Calibri" fo:font-style="italic" fo:font-weight="bold" fo:background-color="transparent" loext:char-shading-value="0"/>
    </style:style>
    <style:style style:name="T17" style:family="text">
      <style:text-properties style:font-name="Calibri" fo:font-size="8.44999980926514pt" fo:font-style="normal" fo:font-weight="normal"/>
    </style:style>
    <style:style style:name="T18" style:family="text">
      <style:text-properties style:font-name="Calibri" fo:font-size="8.44999980926514pt" fo:font-style="normal" fo:font-weight="normal" fo:background-color="transparent" loext:char-shading-value="0"/>
    </style:style>
    <style:style style:name="T19" style:family="text">
      <style:text-properties style:font-name="Calibri" fo:font-size="8.44999980926514pt" fo:font-style="normal" fo:font-weight="bold"/>
    </style:style>
    <style:style style:name="T20" style:family="text">
      <style:text-properties style:font-name="Calibri" fo:font-size="8.44999980926514pt" fo:font-style="italic" fo:font-weight="bold" fo:background-color="transparent" loext:char-shading-value="0"/>
    </style:style>
    <style:style style:name="T21" style:family="text">
      <style:text-properties style:font-name="Calibri" fo:font-weight="bold" fo:background-color="transparent" loext:char-shading-value="0"/>
    </style:style>
    <style:style style:name="T22" style:family="text">
      <style:text-properties style:font-name="Calibri" fo:font-size="5.30000019073486pt" fo:background-color="transparent" loext:char-shading-value="0"/>
    </style:style>
    <style:style style:name="T23" style:family="text">
      <style:text-properties style:font-name="Calibri" fo:font-size="5.30000019073486pt" fo:font-style="italic" fo:font-weight="bold" fo:background-color="transparent" loext:char-shading-value="0"/>
    </style:style>
    <style:style style:name="T24" style:family="text">
      <style:text-properties style:font-name="Calibri" style:text-underline-style="solid" style:text-underline-width="auto" style:text-underline-color="font-color" fo:background-color="transparent" loext:char-shading-value="0"/>
    </style:style>
    <style:style style:name="T25" style:family="text">
      <style:text-properties fo:background-color="transparent" loext:char-shading-value="0"/>
    </style:style>
    <style:style style:name="T26" style:family="text">
      <style:text-properties fo:font-weight="bold" fo:background-color="transparent" loext:char-shading-value="0"/>
    </style:style>
    <style:style style:name="T27" style:family="text">
      <style:text-properties fo:font-style="italic" fo:background-color="transparent" loext:char-shading-value="0"/>
    </style:style>
    <style:style style:name="T28" style:family="text">
      <style:text-properties style:font-name="Arial" fo:font-size="8.44999980926514pt" fo:font-style="normal" fo:font-weight="normal" fo:background-color="transparent" loext:char-shading-value="0"/>
    </style:style>
    <style:style style:name="T29" style:family="text">
      <style:text-properties style:text-underline-style="solid" style:text-underline-width="auto" style:text-underline-color="font-color" fo:font-weight="bold" fo:background-color="transparent" loext:char-shading-value="0"/>
    </style:style>
    <style:style style:name="T30" style:family="text">
      <style:text-properties style:text-underline-style="solid" style:text-underline-width="auto" style:text-underline-color="font-color"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1443679153193971" text:style-name="L1">
        <text:list-item>
          <text:p text:style-name="P1"><text:bookmark text:name="docs-internal-guid-b2d077f2-bf7d-99ea-c022-c6068bef6f5f"/>Encounters with known law enforcement</text:p>
          <text:list>
            <text:list-item>
              <text:p text:style-name="P10">Initial police questioning</text:p>
            </text:list-item>
            <text:list-item>
              <text:p text:style-name="P10">Detention and search</text:p>
            </text:list-item>
            <text:list-item>
              <text:p text:style-name="P10">Search</text:p>
            </text:list-item>
            <text:list-item>
              <text:p text:style-name="P10">Arrest</text:p>
            </text:list-item>
            <text:list-item>
              <text:p text:style-name="P10">In Custody</text:p>
            </text:list-item>
            <text:list-item>
              <text:p text:style-name="P10">FBI and home search/visit</text:p>
            </text:list-item>
            <text:list-item>
              <text:p text:style-name="P10">car stop</text:p>
            </text:list-item>
            <text:list-item>
              <text:p text:style-name="P10">Airports</text:p>
            </text:list-item>
            <text:list-item>
              <text:p text:style-name="P10">Immigration</text:p>
            </text:list-item>
            <text:list-item>
              <text:p text:style-name="P108">Grand juries</text:p>
            </text:list-item>
          </text:list>
        </text:list-item>
      </text:list>
      <text:p text:style-name="P94">A. Initial police questioning (Interactions on the Street, outside your community center, at your job, or outside your home)</text:p>
      <text:p text:style-name="Text_20_body"/>
      <text:p text:style-name="P96">Police encounters can be intimidating because of the huge power imbalance between you and the police. You can shift that balance by asserting your rights and protecting yourself.</text:p>
      <text:p text:style-name="Text_20_body"/>
      <text:p text:style-name="P105"><text:span text:style-name="T2">Important: </text:span><text:span text:style-name="T1">keep in mind throughout that these interactions between police and you often depend upon small aspects like your attitude and body language. </text:span></text:p>
      <text:list xml:id="list1657587399205178562" text:style-name="L2">
        <text:list-item>
          <text:p text:style-name="P15">Being polite, using “Yes, Officer” and “No, Officer” are some of the most helpful strategies when dealing with the police. </text:p>
        </text:list-item>
        <text:list-item>
          <text:p text:style-name="P15">The goal is to stay calm, and get out of the situation unharmed. </text:p>
        </text:list-item>
      </text:list>
      <text:p text:style-name="Text_20_body"/>
      <text:p text:style-name="P114">WHAT RIGHTS ARE WE TALKING ABOUT?  </text:p>
      <text:p text:style-name="P114">This section will focus on the basic encounters a person might have with the police on the street: </text:p>
      <text:list xml:id="list270572601416926669" text:style-name="L3">
        <text:list-item>
          <text:p text:style-name="P16">Street Encounters: Conversation, Detention, and Arrest </text:p>
        </text:list-item>
        <text:list-item>
          <text:p text:style-name="P16">Home visits</text:p>
        </text:list-item>
        <text:list-item>
          <text:p text:style-name="P16">Airports</text:p>
        </text:list-item>
        <text:list-item>
          <text:p text:style-name="P117">Immigration</text:p>
        </text:list-item>
      </text:list>
      <text:p text:style-name="P114">*We will be teaching you to use legal language that it is legally significant and will help you if you end up in front of a judge or in court </text:p>
      <text:p text:style-name="P116"><text:span text:style-name="T1">We are here to make sure you know your rights, but </text:span><text:span text:style-name="T2">you have to decide how to use them</text:span><text:span text:style-name="T1">.  </text:span></text:p>
      <text:p text:style-name="P115">When can the police approach you and ask you questions? What are some reasons that you may not want to speak with the police?</text:p>
      <text:list xml:id="list1646228476994938563" text:style-name="L4">
        <text:list-item>
          <text:p text:style-name="P17">You may not want to speak to law enforcement without a lawyer present because:</text:p>
          <text:list>
            <text:list-item>
              <text:p text:style-name="P17">You don’t know what they know</text:p>
            </text:list-item>
            <text:list-item>
              <text:p text:style-name="P17">You don’t know what or who they are investigating</text:p>
            </text:list-item>
            <text:list-item>
              <text:p text:style-name="P17">There is a difference of a one-on-one police encounter and when a whole community decides to speak with the police.</text:p>
            </text:list-item>
            <text:list-item>
              <text:p text:style-name="P17">You don’t know what will incriminate you</text:p>
            </text:list-item>
            <text:list-item>
              <text:p text:style-name="P17">You want witnesses for anything you say to them</text:p>
            </text:list-item>
            <text:list-item>
              <text:p text:style-name="P67"><text:span text:style-name="T14">Having a lawyer will help balance the power dynamic, the police </text:span><text:span text:style-name="T15">are</text:span><text:span text:style-name="T25"> </text:span><text:span text:style-name="T14">the state and its system.</text:span></text:p>
            </text:list-item>
            <text:list-item>
              <text:p text:style-name="P17">Police lie to you and are allowed to do so</text:p>
            </text:list-item>
          </text:list>
        </text:list-item>
        <text:list-item>
          <text:p text:style-name="P17">You may want to speak to law enforcement if:</text:p>
          <text:list>
            <text:list-item>
              <text:p text:style-name="P118">If you or someone else is in immediate danger</text:p>
            </text:list-item>
          </text:list>
        </text:list-item>
      </text:list>
      <text:p text:style-name="P115">Although the police can approach you at any time, you: </text:p>
      <text:list xml:id="list2073609050613623489" text:style-name="L5">
        <text:list-item>
          <text:p text:style-name="P18"><text:soft-page-break/>ARE NOT OBLIGATED TO STAY</text:p>
        </text:list-item>
        <text:list-item>
          <text:p text:style-name="P18">ARE NOT OBLIGATED TO SPEAK </text:p>
        </text:list-item>
        <text:list-item>
          <text:p text:style-name="P18">This is what we call the conversation stage. </text:p>
        </text:list-item>
        <text:list-item>
          <text:p text:style-name="P12">Am I free to leave? (Magic Word)</text:p>
        </text:list-item>
      </text:list>
      <text:p text:style-name="Text_20_body"/>
      <text:p text:style-name="P96">To protect yourself and your community remember these tips: </text:p>
      <text:p text:style-name="Text_20_body"/>
      <text:list xml:id="list5377264115018483326" text:style-name="L6">
        <text:list-item>
          <text:p text:style-name="P119">Police can ask general questions, why you’re there, your name, address (part of their investigative function) BUT YOU DON”T HAVE TO TALK TO THEM</text:p>
          <text:list>
            <text:list-item>
              <text:p text:style-name="P119">KEEP ANSWERS SHORT (5 WORDS OR LESS)</text:p>
            </text:list-item>
          </text:list>
        </text:list-item>
      </text:list>
      <text:list xml:id="list6191702109475224587" text:style-name="L7">
        <text:list-item>
          <text:list>
            <text:list-item>
              <text:list>
                <text:list-item>
                  <text:p text:style-name="P130">Provide your name and the least amount of additional information possible </text:p>
                </text:list-item>
                <text:list-item>
                  <text:p text:style-name="P82"><text:span text:style-name="T14">You do not</text:span><text:span text:style-name="T25"> </text:span><text:span text:style-name="T15">have</text:span><text:span text:style-name="T25"> </text:span><text:span text:style-name="T14">to answer basic questions beyond your name, but refusing to answer basic questions may make the police suspicious of you</text:span></text:p>
                </text:list-item>
              </text:list>
            </text:list-item>
            <text:list-item>
              <text:p text:style-name="P19">WHY?</text:p>
              <text:list>
                <text:list-item>
                  <text:p text:style-name="P88">“<text:span text:style-name="T17">I have nothing to hide,” don’t want to look like I’m hiding or suspicious</text:span></text:p>
                  <text:list>
                    <text:list-item>
                      <text:p text:style-name="P19">Remember you don’t know why they are approaching you </text:p>
                    </text:list-item>
                  </text:list>
                </text:list-item>
                <text:list-item>
                  <text:p text:style-name="P48">You should try to minimize your conversation with law enforcement</text:p>
                </text:list-item>
                <text:list-item>
                  <text:p text:style-name="P91"><text:span text:style-name="T25"> </text:span><text:span text:style-name="T18">Anything you say can and will be used against you, if not you, then your friends, your community</text:span></text:p>
                </text:list-item>
              </text:list>
            </text:list-item>
          </text:list>
        </text:list-item>
      </text:list>
      <text:p text:style-name="Text_20_body"/>
      <text:list xml:id="list4045449237686764188" text:style-name="L8">
        <text:list-item>
          <text:list>
            <text:list-item>
              <text:p text:style-name="P49">If you decide to give an ID, give them an ID with as little information as possible (NY, “stop and identify” statute)</text:p>
              <text:list>
                <text:list-item>
                  <text:p text:style-name="P49">Avoid giving them a passport or driver’s license, which have your address on them. </text:p>
                </text:list-item>
                <text:list-item>
                  <text:p text:style-name="P49">Immigrants have the same rights, you don’t have to answer questions about your immigration status, again provide an ID with as little information</text:p>
                  <text:list>
                    <text:list-item>
                      <text:p text:style-name="P57"><text:span text:style-name="T26">Except</text:span><text:span text:style-name="T25"> there is no 5th amendment privilege re: civil immigration violations, but undocumented immigrants shouldn’t admit to being here illegally or to any immigration violations to local law enforcement or to ICE</text:span></text:p>
                    </text:list-item>
                    <text:list-item>
                      <text:p text:style-name="P57"><text:span text:style-name="T26">But </text:span><text:span text:style-name="T25">if here legally you may want to consider answering questions re: status to establish lawful presence, otherwise you could be risk arrest by an ICE officer</text:span></text:p>
                    </text:list-item>
                  </text:list>
                </text:list-item>
                <text:list-item>
                  <text:p text:style-name="P93"/>
                </text:list-item>
              </text:list>
            </text:list-item>
            <text:list-item>
              <text:p text:style-name="P49">DON’T LIE  [LYING to a federal officer is a crime, 18 USC 1001—can point out that you may not know who is a federal officer due to the cooperation between the Joint-Terrorism Task Force]</text:p>
            </text:list-item>
          </text:list>
        </text:list-item>
        <text:list-item>
          <text:p text:style-name="P20">ALWAYS be polite with the police, but also be firm (use your judgment)</text:p>
          <text:list>
            <text:list-item>
              <text:p text:style-name="P20">If not polite, can arrest you for disorderly conduct, very broad term (even swearing in public has been used to arrest for disorderly conduct)</text:p>
            </text:list-item>
          </text:list>
        </text:list-item>
        <text:list-item>
          <text:p text:style-name="P20">NEVER touch a police officer (not even anything connected to them, such as their hat)</text:p>
        </text:list-item>
        <text:list-item>
          <text:p text:style-name="P20">Keep your hands where the officer can see them </text:p>
        </text:list-item>
        <text:list-item>
          <text:p text:style-name="P20">Don’t resist or interfere with an officer (even if you think he or she is wrong)</text:p>
        </text:list-item>
        <text:list-item>
          <text:p text:style-name="P68"><text:span text:style-name="T14">If you want to leave or police stop you on the street and you want to leave, but the police keep insist on asking questions beyond basics, ask </text:span><text:span text:style-name="T25">“</text:span><text:span text:style-name="T21">am I free to leave?”</text:span><text:span text:style-name="T25"> </text:span><text:span text:style-name="T14">to which if the police answer “yes”, LEAVE,</text:span></text:p>
          <text:list>
            <text:list-item>
              <text:p text:style-name="P20">Be persistent, you may not get an answer the first time, keep asking if you are “Free to leave” </text:p>
            </text:list-item>
          </text:list>
        </text:list-item>
      </text:list>
      <text:p text:style-name="Text_20_body"/>
      <text:p text:style-name="P147">REMEMBER TO ASK: </text:p>
      <text:list xml:id="list1068675232757089414" text:style-name="L9">
        <text:list-item>
          <text:list>
            <text:list-item>
              <text:p text:style-name="P154">“<text:span text:style-name="T19">Am I free to go?” If yes walk away!!!! (Magic Word)</text:span></text:p>
            </text:list-item>
            <text:list-item>
              <text:p text:style-name="P155">Don’t be afraid to repeat yourself</text:p>
            </text:list-item>
          </text:list>
        </text:list-item>
      </text:list>
      <text:p text:style-name="P156"/>
      <text:p text:style-name="P98"><text:soft-page-break/>*INTERACTION: Will get to the detention/search aspect next, but first let’s practice this</text:p>
      <text:list xml:id="list8897196703458062055" text:style-name="L10">
        <text:list-item>
          <text:p text:style-name="P132">Practice 5 words or less, giving short answers</text:p>
        </text:list-item>
        <text:list-item>
          <text:p text:style-name="P132">Practice “am I free to leave”</text:p>
        </text:list-item>
      </text:list>
      <text:p text:style-name="P145"/>
      <text:p text:style-name="P94">B. Detention and Search</text:p>
      <text:p text:style-name="Text_20_body"/>
      <text:p text:style-name="P150">If the Officer says you are not free to leave then you are being detained.</text:p>
      <text:p text:style-name="P148">And you are now in the detention stage.</text:p>
      <text:list xml:id="list8885193083293016917" text:style-name="L11">
        <text:list-item>
          <text:p text:style-name="P131">Now you are obligated to stay</text:p>
        </text:list-item>
        <text:list-item>
          <text:p text:style-name="P146">BUT are NOT obligated to speak</text:p>
        </text:list-item>
      </text:list>
      <text:p text:style-name="P144">YOU SHOULD: ask “are you detaining me?”</text:p>
      <text:list xml:id="list9107226606519945154" text:style-name="L12">
        <text:list-item>
          <text:p text:style-name="P135"><text:span text:style-name="T14">If the police answer YES</text:span><text:span text:style-name="T25"> </text:span><text:span text:style-name="T14">you are being detained.</text:span></text:p>
        </text:list-item>
      </text:list>
      <text:p text:style-name="P145"/>
      <text:p text:style-name="P147">At this point the police have some suspicion of you, though maybe not enough to arrest you.  Again, for the same reasons as above, it’s best to remain silent. </text:p>
      <text:p text:style-name="Text_20_body"/>
      <text:list xml:id="list5443231598125898557" text:style-name="L13">
        <text:list-item>
          <text:list>
            <text:list-item>
              <text:p text:style-name="P120">You have the right to know why, so you can ask “why?”, but they may not tell you why. </text:p>
            </text:list-item>
          </text:list>
        </text:list-item>
      </text:list>
      <text:p text:style-name="P145"/>
      <text:list xml:id="list4062691053402263785" text:style-name="L14">
        <text:list-item>
          <text:list>
            <text:list-item>
              <text:p text:style-name="P136"><text:span text:style-name="T14">AT THIS POINT if they are asking you questions, just can just say </text:span><text:span text:style-name="T25">“</text:span><text:span text:style-name="T21">I wish to remain silent” (Magic Word)</text:span></text:p>
              <text:list>
                <text:list-item>
                  <text:p text:style-name="P121">You don’t necessarily have to ask at this time, “I want to have an attorney present.” Later, we’ll get to when it is important that you ask for an attorney.  At this stage, it could escalate the situation so you will have to use your judgment on whether you want to pull the attorney card.</text:p>
                </text:list-item>
              </text:list>
            </text:list-item>
            <text:list-item>
              <text:p text:style-name="P136"><text:span text:style-name="T14">Why is it important to remain silent</text:span><text:span text:style-name="T25"> </text:span><text:span text:style-name="T14">what you say will be used against you, your friends, or your organization</text:span></text:p>
              <text:list>
                <text:list-item>
                  <text:p text:style-name="P121">ALL ADVICE AND TRAINING AIMED AT ONE BASIC RULE: BEYOND INITIAL QUESTIONS, DON’T TALK TO THE POLICE WITHOUT A LAWYER PRESENT. THIS IS THE BEST WAY YOU CAN PROTECT YOURSELF, YOUR FRIENDS, AND YOUR COMMUNITIES</text:p>
                </text:list-item>
              </text:list>
            </text:list-item>
          </text:list>
        </text:list-item>
      </text:list>
      <text:p text:style-name="P145"/>
      <text:list xml:id="list300260394743136629" text:style-name="L15">
        <text:list-item>
          <text:p text:style-name="P122">By “talk” we mean respond to probing questions about you, your community, your views, activities. You don’t know the purpose of this questioning and how you might be implicated in any investigation of your community</text:p>
        </text:list-item>
      </text:list>
      <text:p text:style-name="P145"/>
      <text:list xml:id="list5214977869039110673" text:style-name="L16">
        <text:list-item>
          <text:p text:style-name="P123">Begin observing.</text:p>
          <text:list>
            <text:list-item>
              <text:list>
                <text:list-item>
                  <text:p text:style-name="P123">Look to see who’s around, where you are, badge numbers, description of officer </text:p>
                </text:list-item>
              </text:list>
            </text:list-item>
          </text:list>
        </text:list-item>
      </text:list>
      <text:p text:style-name="P145"/>
      <text:p text:style-name="P157">Stop-n-Frisk</text:p>
      <text:p text:style-name="Text_20_body"/>
      <text:list xml:id="list1791823414154728701" text:style-name="L17">
        <text:list-item>
          <text:p text:style-name="P21">In NY the police are allowed to pat down the outside of your clothing, and feel for weapons. This is about their safety. They cannot search the inside of your belongings unless you give them permission or if they have probable cause that you have a weapon in there. </text:p>
        </text:list-item>
      </text:list>
      <text:p text:style-name="Text_20_body"/>
      <text:p text:style-name="P105"><text:span text:style-name="T1">If the police try to look in your pockets or in you bags, </text:span><text:span text:style-name="T5">say loudly and clearly</text:span><text:span text:style-name="T1">, </text:span><text:span text:style-name="T7">“</text:span><text:span text:style-name="T2">I do NOT consent to this search!”</text:span><text:span text:style-name="T7"> </text:span><text:span text:style-name="T1">DON’T resist.</text:span></text:p>
      <text:p text:style-name="Text_20_body"/>
      <text:list xml:id="list171846805926146826" text:style-name="L18">
        <text:list-item>
          <text:p text:style-name="P124">This will give your attorney some ability to challenge the search later in court though it will not stop search at the moment</text:p>
        </text:list-item>
        <text:list-item>
          <text:p text:style-name="P137"><text:span text:style-name="T14">Make clear that </text:span><text:span text:style-name="T21">you do not consent to any further search</text:span><text:span text:style-name="T25"> </text:span><text:span text:style-name="T14">of your person (like bag, which they have to ask to search)—may not stop search but preserves your rights</text:span></text:p>
          <text:list>
            <text:list-item>
              <text:p text:style-name="P124"><text:soft-page-break/>SILENCE can be interpreted as consent</text:p>
            </text:list-item>
          </text:list>
        </text:list-item>
        <text:list-item>
          <text:p text:style-name="P124">If say “sure”, you have WAIVED YOUR RIGHT TO CHALLENGE THE SEARCH</text:p>
          <text:list>
            <text:list-item>
              <text:p text:style-name="P124">WHY IMPORTANT TO REFUSE TO CONSENT TO SEARCH: again even if you have nothing to hide, anything you think is innocent can still be used against you or your friends, community, etc.</text:p>
            </text:list-item>
          </text:list>
        </text:list-item>
        <text:list-item>
          <text:p text:style-name="P133">95% of searches are consensual-meaning most people just give up their right to refuse to consent</text:p>
        </text:list-item>
      </text:list>
      <text:p text:style-name="P145"/>
      <text:p text:style-name="P96">Here it is very important that you be observant of your surroundings and see if there is anyone around</text:p>
      <text:p text:style-name="Text_20_body"/>
      <text:list xml:id="list4406020994938200289" text:style-name="L19">
        <text:list-item>
          <text:p text:style-name="P83"><text:span text:style-name="T21">Become your own reporter</text:span><text:span text:style-name="T14">: You are not speaking here so be observant</text:span></text:p>
          <text:list>
            <text:list-item>
              <text:p text:style-name="P50">Remember the officer’s badge number and name.</text:p>
            </text:list-item>
            <text:list-item>
              <text:p text:style-name="P50">Write down everything you remember as soon as you can! (Like the officer’s badge number and name) UNLESS YOU ARE ARRESTED.</text:p>
            </text:list-item>
            <text:list-item>
              <text:p text:style-name="P50">Try to find witnesses. Get their names and phone numbers.</text:p>
            </text:list-item>
            <text:list-item>
              <text:p text:style-name="P110">If you are hurt, get medical attention! Take photos of the injuries as soon as possible</text:p>
            </text:list-item>
          </text:list>
        </text:list-item>
      </text:list>
      <text:p text:style-name="Text_20_body"/>
      <text:list xml:id="list5584045777678903878" text:style-name="L20">
        <text:list-item>
          <text:p text:style-name="P134">INTERACTION: now going to practice search, so pick up where we left off</text:p>
          <text:list>
            <text:list-item>
              <text:p text:style-name="P134">Police have stopped us on the street</text:p>
            </text:list-item>
            <text:list-item>
              <text:p text:style-name="P134">We kept answers short to 5 words or less</text:p>
            </text:list-item>
            <text:list-item>
              <text:p text:style-name="P134">Said “am I free to leave”</text:p>
            </text:list-item>
            <text:list-item>
              <text:p text:style-name="P138"><text:span text:style-name="T21">NOW IF no, ask “</text:span><text:span text:style-name="T16">are you detaining me</text:span><text:span text:style-name="T25">”</text:span><text:span text:style-name="T21">, and if yes asked “</text:span><text:span text:style-name="T16">why</text:span><text:span text:style-name="T21">?</text:span></text:p>
            </text:list-item>
            <text:list-item>
              <text:p text:style-name="P143"><text:span text:style-name="T25">“</text:span><text:span text:style-name="T20">I wish to remain silent at this time</text:span><text:span text:style-name="T28">”</text:span></text:p>
            </text:list-item>
            <text:list-item>
              <text:p text:style-name="P134">now being patted down or searched </text:p>
            </text:list-item>
            <text:list-item>
              <text:p text:style-name="P138"><text:span text:style-name="T21">PRACTICE SAYING “</text:span><text:span text:style-name="T16">I DO NOT CONSENT TO A SEARCH</text:span><text:span text:style-name="T25">”</text:span></text:p>
            </text:list-item>
          </text:list>
        </text:list-item>
      </text:list>
      <text:p text:style-name="P145"/>
      <text:p text:style-name="P94">C. Arrest</text:p>
      <text:list xml:id="list4425700506626237918" text:style-name="L21">
        <text:list-item>
          <text:p text:style-name="P125">Should know the effect of conviction:</text:p>
          <text:list>
            <text:list-item>
              <text:p text:style-name="P125">Trouble getting job</text:p>
            </text:list-item>
            <text:list-item>
              <text:p text:style-name="P125">Effects immigration</text:p>
            </text:list-item>
            <text:list-item>
              <text:p text:style-name="P125">Financial aid can be denied (federal funding)</text:p>
            </text:list-item>
            <text:list-item>
              <text:p text:style-name="P125">Public housing can be a problem</text:p>
            </text:list-item>
            <text:list-item>
              <text:p text:style-name="P125">Time spent in jail could affect job (even just waiting for arraignment after arrest can take 48 hours in NY)</text:p>
            </text:list-item>
          </text:list>
        </text:list-item>
      </text:list>
      <text:p text:style-name="P158"><text:span text:style-name="T2">ARREST:</text:span><text:span text:style-name="T7"> </text:span><text:span text:style-name="T1">Police cannot arrest you without “probable cause”, meaning an officer is able to articulate how your conduct or act links to some kind of criminal activity is happening or has happened, or will happen</text:span></text:p>
      <text:list xml:id="list3309704735853750515" text:style-name="L22">
        <text:list-item>
          <text:p text:style-name="P126">Don’t expect to be read your Miranda rights upon arrest, Police are only required to do this is if they are interrogating you. </text:p>
        </text:list-item>
        <text:list-item>
          <text:p text:style-name="P139"><text:span text:style-name="T14">IMPORTANT</text:span><text:span text:style-name="T21">: Invoke both your right to remain silent and right to an attorney-- important to invoke immediately and simultaneously</text:span></text:p>
          <text:list>
            <text:list-item>
              <text:p text:style-name="P126">Ex: if only invoke right to remain silent and not right to attorney, police can wait for a “reasonable period of time” to reinitiate interrogation</text:p>
            </text:list-item>
            <text:list-item>
              <text:p text:style-name="P126">If invoke both, police may not question you about the crime for which you were arrested without counsel present</text:p>
            </text:list-item>
            <text:list-item>
              <text:p text:style-name="P126">When you invoke you must remain silent in all forms: no writing, no phone calls to family, no conversation with cell mate regarding the arrest. Talk about other things, BUT NOT the circumstances of the arrest.</text:p>
            </text:list-item>
            <text:list-item>
              <text:p text:style-name="P139"><text:span text:style-name="T14">Can question you about unrelated charges/crimes </text:span><text:span text:style-name="T25"> </text:span><text:span text:style-name="T14">SO REMAIN SILENT</text:span></text:p>
            </text:list-item>
          </text:list>
        </text:list-item>
        <text:list-item>
          <text:p text:style-name="P126">Try to remember cop name, badge number, or cop car number</text:p>
        </text:list-item>
      </text:list>
      <text:p text:style-name="P145"/>
      <text:list xml:id="list4360213756135374567" text:style-name="L23">
        <text:list-item>
          <text:p text:style-name="P13">INTERACTION-now going to practice being arrested and saying “I invoke both my right to remain silent and my right to an attorney”, or “I’m not talking without my lawyer”</text:p>
        </text:list-item>
      </text:list>
      <text:p text:style-name="Text_20_body"><text:soft-page-break/></text:p>
      <text:p text:style-name="P98">*ROLE PLAY / INTERACTIONs:</text:p>
      <text:p text:style-name="P98">(After each sub-section above, or at the conclusion of all of the sub-sections, the facilitator should ask participants to volunteer to participate in one or more role plays to help people practice their encounters with police – with some participants acting as law enforcement and some acting as themselves, or the facilitator acting as law enforcement. Depending on the size of the group, there can be multiple role plays occurring simultaneously in different parts of the room).</text:p>
      <text:p text:style-name="Text_20_body"/>
      <text:p text:style-name="P96">Role Play:</text:p>
      <text:p text:style-name="Text_20_body"/>
      <text:list xml:id="list7899080784998498475" text:style-name="L24">
        <text:list-item>
          <text:p text:style-name="P14">Initial police interaction</text:p>
          <text:list>
            <text:list-item>
              <text:p text:style-name="P14">Practice 5 words or less, giving short answers</text:p>
            </text:list-item>
            <text:list-item>
              <text:p text:style-name="P14">Practice “am I free to leave”</text:p>
            </text:list-item>
          </text:list>
        </text:list-item>
        <text:list-item>
          <text:p text:style-name="P14">Police have stopped us on the street</text:p>
          <text:list>
            <text:list-item>
              <text:p text:style-name="P14">Keep answers short to 5 words or less</text:p>
            </text:list-item>
            <text:list-item>
              <text:p text:style-name="P14">Say “am I free to leave”</text:p>
            </text:list-item>
            <text:list-item>
              <text:p text:style-name="P69"><text:span text:style-name="T21">NOW IF no, ask “</text:span><text:span text:style-name="T16">are you detaining me</text:span><text:span text:style-name="T25">”</text:span><text:span text:style-name="T21">, and if yes ask “</text:span><text:span text:style-name="T16">why</text:span><text:span text:style-name="T21">?</text:span></text:p>
            </text:list-item>
            <text:list-item>
              <text:p text:style-name="P92"><text:span text:style-name="T25">“</text:span><text:span text:style-name="T20">I wish to remain silent at this time</text:span><text:span text:style-name="T28">”</text:span></text:p>
            </text:list-item>
            <text:list-item>
              <text:p text:style-name="P14">When being patted down or searched,</text:p>
            </text:list-item>
            <text:list-item>
              <text:p text:style-name="P69"><text:span text:style-name="T21">PRACTICE SAYING “</text:span><text:span text:style-name="T16">I DO NOT CONSENT TO A SEARCH</text:span><text:span text:style-name="T25">”</text:span></text:p>
            </text:list-item>
          </text:list>
        </text:list-item>
        <text:list-item>
          <text:p text:style-name="P14">Arrest</text:p>
          <text:list>
            <text:list-item>
              <text:p text:style-name="P89">“<text:span text:style-name="T19">I invoke both my right to remain silent and my right to an attorney”, or “I’m not talking without my lawyer”</text:span></text:p>
            </text:list-item>
          </text:list>
        </text:list-item>
      </text:list>
      <text:p text:style-name="P96">Example: police officer walks up to student as student leaves meeting of Muslim Students Association.</text:p>
      <text:p text:style-name="Text_20_body"/>
      <text:p text:style-name="P106"><text:span text:style-name="T2">Officer: </text:span><text:span text:style-name="T1">Hey you, what are you doing?</text:span></text:p>
      <text:p text:style-name="P106"><text:span text:style-name="T2">Student: </text:span><text:span text:style-name="T1">Not much, thanks, [keeps walking]</text:span></text:p>
      <text:p text:style-name="P106"><text:span text:style-name="T2">Officer: </text:span><text:span text:style-name="T1">Hey, are you a part of that organization?</text:span></text:p>
      <text:p text:style-name="P106"><text:span text:style-name="T2">Student: </text:span><text:span text:style-name="T1">who, me?</text:span></text:p>
      <text:p text:style-name="P106"><text:span text:style-name="T2">Officer:</text:span><text:span text:style-name="T7"> </text:span><text:span text:style-name="T1">we think one of your members is involved in a foreign terrorist organization?</text:span></text:p>
      <text:p text:style-name="P106"><text:span text:style-name="T2">Student: </text:span><text:span text:style-name="T1">Officer, am I being detained?</text:span></text:p>
      <text:p text:style-name="P106"><text:span text:style-name="T2">Officer: </text:span><text:span text:style-name="T1">We have permission from your administration to contact you and the administration will be notified if you don’t cooperate.</text:span></text:p>
      <text:p text:style-name="P106"><text:span text:style-name="T2">Student: </text:span><text:span text:style-name="T1">Officer, am I being detained? Or am I free to go?</text:span></text:p>
      <text:p text:style-name="Text_20_body"/>
      <text:p text:style-name="P94">D. In Custody</text:p>
      <text:p text:style-name="P101">PROCEDURE</text:p>
      <text:p text:style-name="P159"><text:span text:style-name="T7">○     </text:span><text:span text:style-name="T6">If you’re not given a Desk Appearance Ticket (DAT) and released that same day you are arrested, you will be processed through central booking and likely held overnight</text:span></text:p>
      <text:p text:style-name="P160"><text:span text:style-name="T7">■  </text:span><text:span text:style-name="T6">You will then be taken to criminal court, assigned a public defender, speak to them about the charges against you and what the plea offer is, then see a criminal court judge where you will either enter a plea or plead not guilty and proceed to fight the case against you</text:span></text:p>
      <text:p text:style-name="P160"><text:span text:style-name="T7">■  </text:span><text:span text:style-name="T6">The judge will either release you on your own recognizance (your promise to come back to court to continue fighting the case), or set bail on you to ensure you come back to court or (if you pay bail and don’t come back, you will lose your bail money and be charged with bail jumping)</text:span></text:p>
      <text:p text:style-name="P151"><text:soft-page-break/><text:span text:style-name="T7">●        </text:span><text:span text:style-name="T6">If you cannot make bail, you will be held in jail for the duration of the case</text:span></text:p>
      <text:p text:style-name="P151"><text:span text:style-name="T7">●        </text:span><text:span text:style-name="T5">For noncitizens, if there is an ICE detainer on you, even if the judge chooses not to set bail on you, it is vital that your criminal defense attorney set a nominal bail (likely $1) to keep you in jail and in custody of the Department of Corrections, otherwise ICE will take custody of you if the DOC doesn’t have custody of you even when the judge is consenting to your release</text:span></text:p>
      <text:p text:style-name="P151"><text:span text:style-name="T7">○        </text:span><text:span text:style-name="T5">The nominal bail ensures you won’t be taken by ICE</text:span></text:p>
      <text:p text:style-name="P151"><text:span text:style-name="T7">○        </text:span><text:span text:style-name="T5">It is VITAL that you not let anyone post this nominal bail to get you out of jail—you must remain in jail if there is an ICE detainer on you, otherwise once bail is posted ICE will IMMEDIATELY take you</text:span></text:p>
      <text:p text:style-name="Text_20_body"/>
      <text:p text:style-name="P96">TOP 10 THINGS TO TELL YOUR DEFENSE ATTORNEY</text:p>
      <text:list xml:id="list793588202341838587" text:style-name="L25">
        <text:list-item>
          <text:p text:style-name="P87">Probation or parole</text:p>
        </text:list-item>
        <text:list-item>
          <text:p text:style-name="P87">immigration</text:p>
        </text:list-item>
        <text:list-item>
          <text:p text:style-name="P87">address and phone</text:p>
        </text:list-item>
        <text:list-item>
          <text:p text:style-name="P87">family/friend contact info</text:p>
        </text:list-item>
        <text:list-item>
          <text:p text:style-name="P87">ability to post bail</text:p>
        </text:list-item>
        <text:list-item>
          <text:p text:style-name="P87">community involvement</text:p>
        </text:list-item>
        <text:list-item>
          <text:p text:style-name="P87">employment/license info</text:p>
        </text:list-item>
        <text:list-item>
          <text:p text:style-name="P87">what happened</text:p>
        </text:list-item>
        <text:list-item>
          <text:p text:style-name="P87">how police arrested you and how many were there</text:p>
        </text:list-item>
        <text:list-item>
          <text:p text:style-name="P87">whether you talked to the police about anything</text:p>
        </text:list-item>
      </text:list>
      <text:p text:style-name="Text_20_body"/>
      <text:list xml:id="list1313603762085952249" text:style-name="L26">
        <text:list-item>
          <text:p text:style-name="P127">When in prison, need to know who to call, what to do</text:p>
          <text:list>
            <text:list-item>
              <text:p text:style-name="P127">Emergency number, should memorize this number and a friend should know this as well</text:p>
            </text:list-item>
          </text:list>
        </text:list-item>
        <text:list-item>
          <text:p text:style-name="P127">Only give your name and address</text:p>
        </text:list-item>
        <text:list-item>
          <text:p text:style-name="P140"><text:span text:style-name="T21">Do not make any statements,</text:span><text:span text:style-name="T25"> </text:span><text:span text:style-name="T14">or try to explain the situation because any statement you make can and probably will be used against you</text:span></text:p>
          <text:list>
            <text:list-item>
              <text:p text:style-name="P127">DON’T WRITE ANYTHING, can be considered a statement</text:p>
            </text:list-item>
            <text:list-item>
              <text:p text:style-name="P140"><text:span text:style-name="T14">DON’T TALK TO ANYONE ABOUT THE CIRCUMSTANCES OF YOUR ARREST </text:span><text:span text:style-name="T21">EXCEPT YOUR ATTORNEY</text:span><text:span text:style-name="T14">: not your cellmate, the person you called to help you</text:span></text:p>
              <text:list>
                <text:list-item>
                  <text:p text:style-name="P127">All conversations are generally recorded and you don’t know who can be a police informant.</text:p>
                </text:list-item>
              </text:list>
            </text:list-item>
            <text:list-item>
              <text:p text:style-name="P127">Police may legally lie to detainees if they submit to interrogation or to get you to submit to interrogation (give examples of this)</text:p>
              <text:list>
                <text:list-item>
                  <text:p text:style-name="P127">Ex: cases where police say “your friends have confessed to your involvement in this crime, I can tell you the judge will look favorably upon you if you just confess”</text:p>
                  <text:list>
                    <text:list-item>
                      <text:p text:style-name="P127">This can all be an outright lie, but a lawful tactic of interrogation</text:p>
                    </text:list-item>
                    <text:list-item>
                      <text:p text:style-name="P127">No matter how scared you are, no matter how nice the officers are, do not confess to anything or make any kind of statement without your attorney present</text:p>
                    </text:list-item>
                  </text:list>
                </text:list-item>
              </text:list>
            </text:list-item>
            <text:list-item>
              <text:p text:style-name="P127">If the police question you after you invoked both your rights to remain silent and have an attorney, that evidence of your confession or statement is inadmissible in court</text:p>
              <text:list>
                <text:list-item>
                  <text:p text:style-name="P127">But illegally seized evidence/statements ARE admissible to grand juries to issue indictments based on probable cause (will get to grand juries in a minute) and admissible in deportation proceeding</text:p>
                </text:list-item>
                <text:list-item>
                  <text:p text:style-name="P127">So best thing to do is not make any kind of statement at all, even if police have not read you your rights or are violating your rights with their questioning, do not rely on this evidence being thrown out</text:p>
                </text:list-item>
              </text:list>
            </text:list-item>
          </text:list>
        </text:list-item>
      </text:list>
      <text:p text:style-name="P145"/>
      <text:p text:style-name="P105"><text:span text:style-name="T10">IF YOU’RE ON PAROLE OR PROBATION</text:span><text:span text:style-name="T5">:</text:span></text:p>
      <text:p text:style-name="P101">PAROLEES</text:p>
      <text:p text:style-name="P95">I’VE BEEN VIOLATED – WHAT SHOULD I DO AND WHAT RIGHTS DO I HAVE?</text:p>
      <text:p text:style-name="P105"><text:span text:style-name="T4">·</text:span><text:span text:style-name="T7">        </text:span><text:span text:style-name="T5">REQUEST YOUR PRELIMINARY HEARING!</text:span><text:span text:style-name="T7"> </text:span><text:span text:style-name="T4">This is one of our best chances to have your parole case dismissed. </text:span><text:span text:style-name="T5">Don’t listen to your P.O. when they tell you to waive the hearing – </text:span><text:span text:style-name="T4">they don’t have much say in your final hearing, and</text:span><text:span text:style-name="T7"> </text:span><text:span text:style-name="T5">THEY ALMOST ALWAYS LIE </text:span><text:span text:style-name="T4">about why you should waive your prelim</text:span><text:span text:style-name="T5">. </text:span><text:span text:style-name="T4">Check the box that says  </text:span><text:span text:style-name="T7"> </text:span><text:span text:style-name="T4">I </text:span><text:span text:style-name="T5">DO</text:span><text:span text:style-name="T7"> </text:span><text:span text:style-name="T4">wish to have a preliminary hearing</text:span></text:p>
      <text:p text:style-name="P105"><text:soft-page-break/><text:span text:style-name="T4">·</text:span><text:span text:style-name="T7">        </text:span><text:span text:style-name="T5">YOU HAVE THE RIGHT TO AN ATTORNEY – </text:span><text:span text:style-name="T4">At both your preliminary and final hearing. If you are arrested in NYC, you don’t have to request one, a Legal Aid attorney will automatically be appointed to represent you and will meet with you at the Rikers Island Judicial Center.</text:span></text:p>
      <text:p text:style-name="P105"><text:span text:style-name="T4">·</text:span><text:span text:style-name="T7">        </text:span><text:span text:style-name="T5">YOU HAVE THE RIGHT TO A TIMELY HEARING – </text:span><text:span text:style-name="T4">If you request a preliminary hearing, it must be held within 15 days of your parole warrant lodge date. You also have the right to a final hearing within 90 days of either (a) probable cause finding at the preliminary hearing , or (b) your warrant lodge date, if you waived your prelim.</text:span></text:p>
      <text:p text:style-name="P105"><text:span text:style-name="T4">·</text:span><text:span text:style-name="T7">        </text:span><text:span text:style-name="T5">YOUR HAVE THE RIGHT TO CALL WITNESSES ON YOUR BEHALF – </text:span><text:span text:style-name="T4">If you requested a preliminary hearing, and would like to call a witness, call Legal Aid’s Parole Revocation Defense Unit to have them put in a witness request form! See the number below!</text:span></text:p>
      <text:p text:style-name="P105"><text:span text:style-name="T4">·</text:span><text:span text:style-name="T7">        </text:span><text:span text:style-name="T5">DO NOT TALK ON JAIL PHONES ABOUT YOUR PAROLE VIOLATION OR CRIMINAL CASE – </text:span><text:span text:style-name="T4">All non-legal calls are recorded, and they </text:span><text:span text:style-name="T5">will</text:span><text:span text:style-name="T7"> </text:span><text:span text:style-name="T4">be used against you!</text:span></text:p>
      <text:p text:style-name="P95">I’VE BEEN ARRESTED – BUT NOT VIOLATED – WHAT SHOULD I DO?</text:p>
      <text:p text:style-name="P105"><text:span text:style-name="T4">·</text:span><text:span text:style-name="T7">        </text:span><text:span text:style-name="T5">You MUST contact your P.O. as soon as possible</text:span><text:span text:style-name="T7"> – </text:span><text:span text:style-name="T4">preferably within 24 hours – to notify him/her of your arrest! Don’t think that you can slip this by your P.O. without him/her knowing – they will know either way. If you don’t know your P.O.’s number, call a family member to have them contact your P.O., or ask your attorney to call your P.O. for you.</text:span></text:p>
      <text:p text:style-name="P105"><text:span text:style-name="T4">·</text:span><text:span text:style-name="T7">        </text:span><text:span text:style-name="T4">In most situations, </text:span><text:span text:style-name="T5">DO NOT TAKE A MISDEMEANOR PLEA – doing so could get you violated! </text:span><text:span text:style-name="T4">Talk to your lawyer about this before agreeing to any plea!</text:span></text:p>
      <text:p text:style-name="P105"><text:span text:style-name="T4">·</text:span><text:span text:style-name="T7">        </text:span><text:span text:style-name="T4">If you get ROR’d or bail out, </text:span><text:span text:style-name="T5">YOU MUST STILL REPORT TO YOUR P.O! </text:span><text:span text:style-name="T4">Do this within 24 hours, and notify your P.O. about your arrest.</text:span></text:p>
      <text:p text:style-name="P105"><text:span text:style-name="T4">·</text:span><text:span text:style-name="T7">        </text:span><text:span text:style-name="T5">DO NOT MAKE ANY STATEMENTS TO YOUR P.O. ABOUT YOUR CASE! </text:span><text:span text:style-name="T4">YOUR P.O. IS NOT YOUR FRIEND, AND HE/SHE IS NOT YOUR LAWYER! Your P.O. will share info with the criminal prosecutor, and use your statements against you to violate you!</text:span></text:p>
      <text:p text:style-name="Text_20_body"/>
      <text:p text:style-name="P94">F. FBI and Home search/visit</text:p>
      <text:p text:style-name="Text_20_body"/>
      <text:p text:style-name="P98">What if law enforcement approaches you at your home? </text:p>
      <text:p text:style-name="Text_20_body"/>
      <text:list xml:id="list3477420581440194579" text:style-name="L27">
        <text:list-item>
          <text:p text:style-name="P22">Do not ever speak to the FBI or federal agent without a lawyer</text:p>
          <text:list>
            <text:list-item>
              <text:p text:style-name="P22">18 USC 1001: Lying to a federal agent is a crime punishable by 5-8 years in prison</text:p>
            </text:list-item>
            <text:list-item>
              <text:p text:style-name="P22">They will try to trip you up into a lie and use this to make you talk</text:p>
            </text:list-item>
          </text:list>
        </text:list-item>
        <text:list-item>
          <text:p text:style-name="P22">If the FBI, NYPD or other law enforcement officer comes to your door DON’T OPEN THE DOOR or INVITE THEM IN</text:p>
          <text:list>
            <text:list-item>
              <text:p text:style-name="P22">BECAUSE once inside can search what is in plain view or your arm’s reach </text:p>
            </text:list-item>
          </text:list>
        </text:list-item>
        <text:list-item>
          <text:p text:style-name="P22">Ask for a warrant.</text:p>
          <text:list>
            <text:list-item>
              <text:p text:style-name="P70"><text:span text:style-name="T14">If no warrant then say “</text:span><text:span text:style-name="T21">I have nothing to say to you, I will have my lawyer contact you”</text:span></text:p>
            </text:list-item>
            <text:list-item>
              <text:p text:style-name="P22">If you first open the door and see it’s FBI or police, STEP OUTSIDE AND CLOSE THE DOOR BEHIND YOU so they can’t see what’s inside your home</text:p>
            </text:list-item>
            <text:list-item>
              <text:p text:style-name="P22">When they leave write down as many things as you can remember and immediately call the Guild or a lawyer</text:p>
            </text:list-item>
          </text:list>
        </text:list-item>
        <text:list-item>
          <text:p text:style-name="P22">IF SAY THEY HAVE A SEARCH WARRANT, ask them to slide it under the door to see if it’s signed or if you’ve stepped outside ask to see it first (must let them search home)</text:p>
          <text:list>
            <text:list-item>
              <text:p text:style-name="P22">Be sure to check the date, address and that its signed by a judge</text:p>
            </text:list-item>
            <text:list-item>
              <text:p text:style-name="P22">Must have a warrant unless in “hot pursuit” of suspect, or you (ask to see warrant)</text:p>
            </text:list-item>
            <text:list-item>
              <text:p text:style-name="P22">Warrant must be signed by a judge</text:p>
            </text:list-item>
            <text:list-item>
              <text:p text:style-name="P22">Watch what they search, what they seize</text:p>
            </text:list-item>
            <text:list-item>
              <text:p text:style-name="P22">MUST give you an inventory when they are done with the search of what they took</text:p>
            </text:list-item>
            <text:list-item>
              <text:p text:style-name="P22">Roommates can consent to search of common areas, but not your private area</text:p>
            </text:list-item>
            <text:list-item>
              <text:p text:style-name="P22">Parents, spouses CAN consent to search of private areas</text:p>
            </text:list-item>
          </text:list>
        </text:list-item>
        <text:list-item>
          <text:p text:style-name="P22">IF THEY HAVE AN ARREST WARRANT, again read the warrant checking for all the factors and then have the person step outside closing the door behind them.</text:p>
        </text:list-item>
        <text:list-item>
          <text:p text:style-name="P22">Agents can search trash you have placed outside without a warrant since you are surrendering it to the public</text:p>
        </text:list-item>
        <text:list-item>
          <text:p text:style-name="P22">If approached about becoming an informant, contact the MDP hotline/NLG</text:p>
        </text:list-item>
      </text:list>
      <text:p text:style-name="Text_20_body"/>
      <text:p text:style-name="P106"><text:span text:style-name="T2">Role Play:</text:span><text:span text:style-name="T7">  </text:span><text:span text:style-name="T1">FBI comes to apartment and tries to get inside to ask questions</text:span></text:p>
      <text:p text:style-name="P106"><text:soft-page-break/><text:span text:style-name="T4">Goals</text:span><text:span text:style-name="T1">: get participant to demand warrant, assert right to consult lawyer, not let officer into home</text:span></text:p>
      <text:p text:style-name="P97">Example:</text:p>
      <text:p text:style-name="P102">Knock, knock.</text:p>
      <text:p text:style-name="P106"><text:span text:style-name="T2">FBI: </text:span><text:span text:style-name="T1">is Rahma home?</text:span></text:p>
      <text:p text:style-name="P106"><text:span text:style-name="T2">Renter</text:span><text:span text:style-name="T1">: I’m Rahma</text:span></text:p>
      <text:p text:style-name="P106"><text:span text:style-name="T2">FBI</text:span><text:span text:style-name="T1">: can we come inside? We’re just going out into the community and meeting folks. Can we ask you a few questions.</text:span></text:p>
      <text:p text:style-name="P106"><text:span text:style-name="T2">Renter: </text:span><text:span text:style-name="T1">wait, who are you, and what’s this all about?</text:span></text:p>
      <text:p text:style-name="P106"><text:span text:style-name="T2">FBI</text:span><text:span text:style-name="T1">: I’m officer Thompson, and we’re just going around to meet different students. No big deal. Can we come inside?</text:span></text:p>
      <text:p text:style-name="P106"><text:span text:style-name="T2">Renter: </text:span><text:span text:style-name="T1">do you have a warrant?</text:span></text:p>
      <text:p text:style-name="P106"><text:span text:style-name="T2">FBI</text:span><text:span text:style-name="T1">: no we don’t have a warrant. This really is no big deal; just want to ask you a few questions. We’re happy to do it out here, but thought you might be more comfortable inside. What masjid do you go to?</text:span></text:p>
      <text:p text:style-name="P106"><text:span text:style-name="T2">Renter: </text:span><text:span text:style-name="T1">I’m sorry but I’d really feel more comfortable talking to an attorney before speaking with you. If you want to leave me your card, my attorney can give you a call.</text:span></text:p>
      <text:p text:style-name="P106"><text:span text:style-name="T2">Renter: </text:span><text:span text:style-name="T1">a lawyer? Listen, we don’t want this to rise to that kind of level. Don’t complicate things. It would be best for you if you do this the easy way. The administration has authorized us to come and talk to students and we will report back if folks aren’t cooperative. Now, do you know Faisal Ahmed?</text:span></text:p>
      <text:p text:style-name="P106"><text:span text:style-name="T2">Renter:</text:span><text:span text:style-name="T7"> </text:span><text:span text:style-name="T1">Sir, I have nothing to hide. Leave me your card and my lawyer will contact you.</text:span></text:p>
      <text:p text:style-name="Text_20_body"/>
      <text:p text:style-name="P99">Take away:</text:p>
      <text:list xml:id="list5266702755414029296" text:style-name="L28">
        <text:list-item>
          <text:p text:style-name="P111">Always consult a lawyer before talking to law enforcement; they can lie and do whatever they can to get you to talk – even if you have nothing to hide, even seemingly innocuous behavior can be turned against you or others</text:p>
        </text:list-item>
      </text:list>
      <text:p text:style-name="P96">Never let law enforcement in without a warrant</text:p>
      <text:p text:style-name="Text_20_body"/>
      <text:p text:style-name="P113">G.  CAR STOPS</text:p>
      <text:p text:style-name="P100">AVOID</text:p>
      <text:p text:style-name="P105"><text:span text:style-name="T8">o</text:span><text:span text:style-name="T7">       </text:span><text:span text:style-name="T1">Going into glove compartment</text:span></text:p>
      <text:p text:style-name="P105"><text:span text:style-name="T8">o</text:span><text:span text:style-name="T7">       </text:span><text:span text:style-name="T1">Going into bag</text:span></text:p>
      <text:p text:style-name="P105"><text:span text:style-name="T8">o</text:span><text:span text:style-name="T7">       </text:span><text:span text:style-name="T1">Going into pocket</text:span></text:p>
      <text:p text:style-name="P105"><text:span text:style-name="T8">o</text:span><text:span text:style-name="T7">       </text:span><text:span text:style-name="T1">Reaching into another area</text:span></text:p>
      <text:p text:style-name="P105"><text:span text:style-name="T1">·</text:span><text:span text:style-name="T7">        </text:span><text:span text:style-name="T2">MUST IF ASKED</text:span></text:p>
      <text:p text:style-name="P152"><text:span text:style-name="T8">o</text:span><text:span text:style-name="T7">       </text:span><text:span text:style-name="T1">Provide license and registration</text:span></text:p>
      <text:p text:style-name="P152"><text:span text:style-name="T8">o</text:span><text:span text:style-name="T7">       </text:span><text:span text:style-name="T1">Provide true identity</text:span></text:p>
      <text:p text:style-name="P152"><text:span text:style-name="T8">o</text:span><text:span text:style-name="T7">       </text:span><text:span text:style-name="T1">Step out of car</text:span></text:p>
      <text:p text:style-name="P105"><text:span text:style-name="T1">·</text:span><text:span text:style-name="T7">        </text:span><text:span text:style-name="T1">Even if police ask to search </text:span><text:span text:style-name="T2">DO NOT CONSENT, but do not interfere</text:span></text:p>
      <text:p text:style-name="P105"><text:span text:style-name="T1">·</text:span><text:span text:style-name="T7">        </text:span><text:span text:style-name="T2">Can still employ the street stop tactics of asking if you are free to leave, and invoking your right to remain silent and to an attorney</text:span></text:p>
      <text:p text:style-name="Text_20_body"><text:soft-page-break/></text:p>
      <text:p text:style-name="P94">H. Your Rights in Airports</text:p>
      <text:p text:style-name="Text_20_body"/>
      <text:p text:style-name="P96">Your rights in airports are different than on the street or in your house. That is because there is it is implied that you consented to certain infringements on your fourth amendment rights when traveling. </text:p>
      <text:p text:style-name="Text_20_body"/>
      <text:p text:style-name="P104">“<text:span text:style-name="T19">What are my rights at the airport?”</text:span></text:p>
      <text:p text:style-name="P105"><text:span text:style-name="T1">Upon your entering or exiting the U.S. customs and border patrol have the authority to ask questions about your </text:span><text:span text:style-name="T4">identity</text:span><text:span text:style-name="T1">, </text:span><text:span text:style-name="T4">immigration status</text:span><text:span text:style-name="T1">, and </text:span><text:span text:style-name="T4">general details</text:span><text:span text:style-name="T7"> </text:span><text:span text:style-name="T1">about your trip. Generally all visitors and lawful permanent residents are also fingerprinted upon entry into the US. You may also be sent to secondary inspection, which is a small room, for additional questioning.</text:span></text:p>
      <text:p text:style-name="Text_20_body"/>
      <text:list xml:id="list2208904537636807059" text:style-name="L29">
        <text:list-item>
          <text:p text:style-name="P58"><text:span text:style-name="T25">Answer truthfully, but avoid giving too much information. </text:span><text:span text:style-name="T26">BE AWARE: </text:span><text:span text:style-name="T25">It is a crime to lie to a federal official. Doing so can jeopardize your immigration status and have other consequences, including possible criminal prosecution.</text:span></text:p>
        </text:list-item>
        <text:list-item>
          <text:p text:style-name="P23">You are not obligated to answer questions about your political or religious beliefs, or associations.</text:p>
        </text:list-item>
        <text:list-item>
          <text:p text:style-name="P23">If you are a US citizen you have a right to have a lawyer present when being questioned and you cannot be denied admission no matter how long you’ve been away.</text:p>
        </text:list-item>
        <text:list-item>
          <text:p text:style-name="P58"><text:span text:style-name="T25">If you are not a US citizen you do not necessarily have the right to an attorney, but you should still ask and </text:span><text:span text:style-name="T29">you always have the right to remain silent.</text:span><text:span text:style-name="T25">  If you’re a green card holder and haven’t lived in the U.S. for at least 6 months per year, you may be vulnerable to extra questioning and possibly losing your residency.</text:span></text:p>
        </text:list-item>
        <text:list-item>
          <text:p text:style-name="P58"><text:span text:style-name="T25">If DHS or the FBI indicate they want to question you, you can always request an attorney, and you </text:span><text:span text:style-name="T30">always have the right to remain silent.</text:span></text:p>
        </text:list-item>
      </text:list>
      <text:p text:style-name="Text_20_body"/>
      <text:p text:style-name="P101">AIRPORT WATCH LISTS</text:p>
      <text:p text:style-name="Text_20_body"/>
      <text:list xml:id="list7673299927889104141" text:style-name="L30">
        <text:list-item>
          <text:p text:style-name="P24">There are two types of lists that may restrict your travels in the U.S. and abroad.   (1) the “Selectee” list; individuals on this list are usually subject to additional security screenings every time you travel. (2) the “No fly” list; individuals on this list are not issued boarding passes and not allowed to board a plane anywhere in the U.S. or possibly even those just passing over U.S. airspace.</text:p>
        </text:list-item>
      </text:list>
      <text:p text:style-name="Text_20_body"/>
      <text:p text:style-name="P101">AIRPORT SEARCHES</text:p>
      <text:p text:style-name="Text_20_body"/>
      <text:list xml:id="list5132003215865640906" text:style-name="L31">
        <text:list-item>
          <text:p text:style-name="P25">Whenever you fly in the U.S., you will be asked to go through security to enter the terminal and board your plane. After 9-11 security screenings have become more intrusive and caused many individuals stress and discomfort.</text:p>
        </text:list-item>
      </text:list>
      <text:p text:style-name="P161">WHOLE BODY SCANNER</text:p>
      <text:p text:style-name="Text_20_body"/>
      <text:list xml:id="list2686033319995110492" text:style-name="L32">
        <text:list-item>
          <text:p text:style-name="P26">A whole body scanner uses radiation and allows TSA agents in another location to see an image of your body without clothing. You have the right to refuse but must affirmatively assert this right. You will be required to undergo an enhanced pat down (below).  If available, you can choose the metal detector instead.</text:p>
        </text:list-item>
      </text:list>
      <text:p text:style-name="Text_20_body"/>
      <text:p text:style-name="P149">ENHANCED PAT DOWN</text:p>
      <text:p text:style-name="Text_20_body"/>
      <text:list xml:id="list3407437802359996080" text:style-name="L33">
        <text:list-item>
          <text:p text:style-name="P59"><text:span text:style-name="T25">An enhanced pat down search is conducted by an agent of your gender. The agent may touch your body </text:span><text:span text:style-name="T27">through </text:span><text:span text:style-name="T25">your clothes including up your leg to your groin, between the buttocks and under the breasts using the back of his/her hand.</text:span></text:p>
        </text:list-item>
      </text:list>
      <text:list xml:id="list5556678258647386619" text:style-name="L34">
        <text:list-item>
          <text:p text:style-name="P27">If you are wearing a headscarf you can tell the TSA official that you do not wish to remove the scarf.  An agent may ask to pat your head or ask you to rub your scarf and place your hands in a machine to test for residue from explosives.  If the agent insists that you remove <text:soft-page-break/>your scarf, you have the right to be taken to a private area and to bring a companion.</text:p>
        </text:list-item>
      </text:list>
      <text:p text:style-name="Text_20_body"/>
      <text:p text:style-name="P149">RESOLUTION PAT DOWN</text:p>
      <text:p text:style-name="Text_20_body"/>
      <text:list xml:id="list2902191982910104398" text:style-name="L35">
        <text:list-item>
          <text:p text:style-name="P28">If an “anomaly” is detected during the initial pat down or the whole body scanner you will be subjected to an additional more invasive pat down done in a private room which should be done by a person of the same gender.</text:p>
        </text:list-item>
      </text:list>
      <text:list xml:id="list5470949585878476944" text:style-name="L36">
        <text:list-item>
          <text:p text:style-name="P29">You have the right to bring a witness with you, or ask for the TSA to provide a witness for you</text:p>
        </text:list-item>
      </text:list>
      <text:p text:style-name="Text_20_body"/>
      <text:p text:style-name="P149">SEARCHES OF BAGS, LAPTOPS, AND ELECTRONICS</text:p>
      <text:p text:style-name="Text_20_body"/>
      <text:list xml:id="list6380801687508288449" text:style-name="L37">
        <text:list-item>
          <text:p text:style-name="P60"><text:span text:style-name="T25">U.S. Customs and Border Patrol currently can and do confiscate laptops, cell phones, digital cameras, and other electronic devices upon entry into the US </text:span><text:span text:style-name="T27">without </text:span><text:span text:style-name="T25">suspicion of wrongdoing</text:span></text:p>
        </text:list-item>
      </text:list>
      <text:p text:style-name="Text_20_body"/>
      <text:p text:style-name="P105"><text:span text:style-name="T4">If you are improperly questioned or detained you can file a complaint with a supervisor, the Civil Rights Office of the Department of Homeland Security, or DHS Trip</text:span><text:span text:style-name="T1">. </text:span></text:p>
      <text:p text:style-name="Text_20_body"/>
      <text:p text:style-name="P94">I. IMMIGRATION</text:p>
      <text:p text:style-name="P101">The facilitator should make clear that she/he is giving only a broad overview, that she/he is not an immigration lawyer or expert, and that there are multiple iterations and subtleties based on an individual person’s immigration status, any crime with which they have been charged or convicted, etc.</text:p>
      <text:p text:style-name="Text_20_body"/>
      <text:list xml:id="list765690346486959267" text:style-name="L38">
        <text:list-item>
          <text:p text:style-name="P30">Privilege, not a right, to be in US</text:p>
        </text:list-item>
        <text:list-item>
          <text:p text:style-name="P30">Have generally same rights as others to protest, substantive due process rights (civil liberties)</text:p>
        </text:list-item>
        <text:list-item>
          <text:p text:style-name="P30">Government has broad powers to withhold immigration benefits (discretionary relief or naturalization) and may potentially even initiate removal proceedings and bar entry into the U.S. based on a noncitizen’s speech</text:p>
          <text:list>
            <text:list-item>
              <text:p text:style-name="P30">Even if not arrested, when applying for permanent residence or naturalization, asked to list organizations with which you have worked or been associated with, could cause problems</text:p>
            </text:list-item>
          </text:list>
        </text:list-item>
      </text:list>
      <text:p text:style-name="Text_20_body"/>
      <text:p text:style-name="P101">QUESTIONING</text:p>
      <text:list xml:id="list6414989876001292342" text:style-name="L39">
        <text:list-item>
          <text:p text:style-name="P31">IF YOU ARE QUESTIONED ABOUT YOUR IMMIGRATION STATUS</text:p>
          <text:list>
            <text:list-item>
              <text:p text:style-name="P71"><text:span text:style-name="T21">You have the right to remain silent and do not have to discuss your immigration or citizenship status</text:span><text:span text:style-name="T25"> </text:span><text:span text:style-name="T14">with police, immigration agents or any other officials</text:span></text:p>
            </text:list-item>
            <text:list-item>
              <text:p text:style-name="P31">You do not have to answer questions about where you were born, whether you are a U.S. citizen, or how you entered the country. (Separate rules apply at international borders and airports, and for individuals on certain nonimmigrant visas, including tourists and business travelers.)</text:p>
            </text:list-item>
            <text:list-item>
              <text:p text:style-name="P71"><text:span text:style-name="T21">If you are not a U.S. citizen and an immigration agent requests your immigration papers, you must show them if you have them with you.</text:span><text:span text:style-name="T25"> </text:span><text:span text:style-name="T14">If you are over 18, carry your immigration documents with you at all times. If you do not have immigration papers, say you want to remain silent. </text:span></text:p>
            </text:list-item>
            <text:list-item>
              <text:p text:style-name="P71"><text:span text:style-name="T21">Do not lie about your citizenship status or provide fake documents </text:span><text:span text:style-name="T14">(providing fake documents is lying to federal agents, can render you inadmissible *especially* false claim to US citizenship à best to remain silent → best to remain silent)</text:span></text:p>
            </text:list-item>
            <text:list-item>
              <text:p text:style-name="P61"><text:span text:style-name="T26">ALSO</text:span><text:span text:style-name="T25"> be wary of handing over your non-US national I.D. → your home country ID will likely have a lot of information on it and give the police more information on you than you want them to know, such as the fact that you are likely out of status and undocumented</text:span></text:p>
            </text:list-item>
          </text:list>
        </text:list-item>
      </text:list>
      <text:p text:style-name="Text_20_body"/>
      <text:p text:style-name="P101">ARREST</text:p>
      <text:p text:style-name="Text_20_body"/>
      <text:list xml:id="list2488992461990978092" text:style-name="L40">
        <text:list-item>
          <text:p text:style-name="P32"><text:soft-page-break/>An arrest, even without a conviction, can impact immigration status</text:p>
          <text:list>
            <text:list-item>
              <text:p text:style-name="P72"><text:span text:style-name="T14">Immigration court can use even evidence that did not later lead to criminal conviction OR in most circumstances EVIDENCE SEIZED IN VIOLATION OF 4</text:span><text:span text:style-name="T22">TH</text:span><text:span text:style-name="T25"> </text:span><text:span text:style-name="T14">AMENDMENT RIGHT AGAINST UNREASONABLE SEARCH AND SEIZURE in deportation immigration proceedings</text:span></text:p>
            </text:list-item>
          </text:list>
        </text:list-item>
        <text:list-item>
          <text:p text:style-name="P32">Once arrested fingerprints may be crosschecked with ICE.</text:p>
          <text:list>
            <text:list-item>
              <text:p text:style-name="P32">Each municipality makes their own decision about how early they run a check. And, it depends on how far into an ID background search a person can get too. Once police/courts know, they may report to ICE and jails have an ICE agent who runs checks on incoming detainees</text:p>
            </text:list-item>
          </text:list>
        </text:list-item>
        <text:list-item>
          <text:p text:style-name="P32">Since passage in 1996 of the Antiterrorism and Effective Death Penalty Act and the Illegal Immigration Reform and Immigrant Responsibility Act, immigrants (even green card holders) convicted of a crime, including minor crimes, are at increased risk of being placed into removal proceedings and many may be subject to mandatory detention after they serve their sentences.</text:p>
          <text:list>
            <text:list-item>
              <text:p text:style-name="P32">Although many individuals placed in removal proceeding will have an opportunity to have an opportunity to have their case heard before an Immigration Judge, certain individuals, such as those with prior removal orders may not be given a full hearing where they can explain their reasons for staying in the country. Even if they have lived in the United States legally for dozens of years, and have U.S. citizen children or run a business, they may be deported.</text:p>
              <text:list>
                <text:list-item>
                  <text:p text:style-name="P32">Judicial Review of an Immigration Judge’s decision on an individual’s case has been severely restricted and Federal Court Judges have been stripped of the opportunity to make meaningful determinations of who should stay, and who should be deported.</text:p>
                </text:list-item>
              </text:list>
            </text:list-item>
          </text:list>
        </text:list-item>
        <text:list-item>
          <text:p text:style-name="P32">If you are arrested, tell you criminal defense lawyer your immigration status.  Ask your lawyer about the effect of a criminal conviction or plea on your immigration status.  Your lawyer is legally required to tell you of any potential consequence which your criminal conviction or plea may have on your immigration status. </text:p>
          <text:list>
            <text:list-item>
              <text:p text:style-name="P32">Don't discuss your immigration status with anyone but your lawyer. </text:p>
            </text:list-item>
            <text:list-item>
              <text:p text:style-name="P32">While you are in jail, an immigration agent may visit you. Do not answer questions or sign anything before talking to a lawyer. </text:p>
            </text:list-item>
            <text:list-item>
              <text:p text:style-name="P32">Read all papers fully. If you do not understand or cannot read the papers, tell the officer you need an interpreter.</text:p>
            </text:list-item>
            <text:list-item>
              <text:p text:style-name="P62"><text:span text:style-name="T26">In Rikers</text:span><text:span text:style-name="T25">, you’ll be asked to consent in writing to interview by ICE→  DON’T SIGN/CONSENT, unless you are in lawful status and/or a citizen</text:span></text:p>
            </text:list-item>
          </text:list>
        </text:list-item>
      </text:list>
      <text:p text:style-name="Text_20_body"/>
      <text:p text:style-name="P101">CUSTODY (FOR IMMIGRANTS)</text:p>
      <text:list xml:id="list8889313342925196174" text:style-name="L41">
        <text:list-item>
          <text:p text:style-name="P33">IF YOU ARE TAKEN INTO IMMIGRATION (OR "ICE") CUSTODY </text:p>
          <text:list>
            <text:list-item>
              <text:p text:style-name="P73"><text:span text:style-name="T21">You have the right to a lawyer, but the government does not have to provide one for you.</text:span><text:span text:style-name="T25"> </text:span><text:span text:style-name="T14">If you do not have a lawyer, ask for a list of free or low-cost legal services. <text:line-break/>You have the right to </text:span><text:span text:style-name="T21">contact your consulate</text:span><text:span text:style-name="T25"> </text:span><text:span text:style-name="T14">or have an officer inform the consulate of your arrest. </text:span></text:p>
            </text:list-item>
            <text:list-item>
              <text:p text:style-name="P73"><text:span text:style-name="T21">Tell the ICE agent you wish to remain silent.</text:span><text:span text:style-name="T25"> </text:span><text:span text:style-name="T14">Do not discuss your immigration status with anyone but your lawyer. </text:span></text:p>
            </text:list-item>
            <text:list-item>
              <text:p text:style-name="P73"><text:span text:style-name="T21">Do not sign anything</text:span><text:span text:style-name="T14">, such as a voluntary departure or stipulated removal, without talking to a lawyer. If you sign, you may be giving up your opportunity to try to stay in the U.S. </text:span></text:p>
            </text:list-item>
            <text:list-item>
              <text:p text:style-name="P73"><text:span text:style-name="T21">Remember your immigration number ("A" number) and give it to your family.</text:span><text:span text:style-name="T25"> </text:span><text:span text:style-name="T14">It will help family members locate you.</text:span></text:p>
              <text:list>
                <text:list-item>
                  <text:p text:style-name="P33">they can also find out where you’re detained by going to ICE’s detainee locator online (locator.ice.gov/odls/homepage.do), and can find out about your removal proceedings by calling immigration case (800-898-7180)</text:p>
                </text:list-item>
              </text:list>
            </text:list-item>
            <text:list-item>
              <text:p text:style-name="P73"><text:span text:style-name="T21">Keep a copy of your immigration documents with someone you trust.</text:span><text:span text:style-name="T25"> </text:span><text:span text:style-name="T14"><text:line-break/></text:span></text:p>
            </text:list-item>
          </text:list>
        </text:list-item>
      </text:list>
      <text:p text:style-name="P94">J. GRAND JURIES</text:p>
      <text:p text:style-name="P94">Grand Jury Subpoenas</text:p>
      <text:list xml:id="list8111896934439058370" text:style-name="L42">
        <text:list-item>
          <text:p text:style-name="P74"><text:span text:style-name="T24">Subpoena</text:span><text:span text:style-name="T25"> </text:span><text:span text:style-name="T14">= formal document that orders a named individual to appear before a duly authorized body at a fixed time to give testimony.</text:span></text:p>
        </text:list-item>
        <text:list-item>
          <text:p text:style-name="P74"><text:span text:style-name="T24">Grand jury</text:span><text:span text:style-name="T25"> </text:span><text:span text:style-name="T14">= A panel of citizens that is convened by a court to decide whether it is appropriate for the government to indict (proceed with a prosecution against) someone suspected of a crime</text:span></text:p>
        </text:list-item>
        <text:list-item>
          <text:p text:style-name="P74"><text:span text:style-name="T24">Grand jury subpoenas</text:span><text:span text:style-name="T25"> </text:span><text:span text:style-name="T14">are fishing expeditions for evidence before any crime has been charged to gather evidence in preparation for charging someone with a crime, used to find information on left organizations, your friends, community</text:span></text:p>
        </text:list-item>
        <text:list-item>
          <text:p text:style-name="P34">Prosecutor controls</text:p>
        </text:list-item>
        <text:list-item>
          <text:p text:style-name="P34">No judge, no jury, prosecutor selects witnesses, grand jury members not screened for bias, no rules of evidence, no right to counsel</text:p>
          <text:list>
            <text:list-item>
              <text:p text:style-name="P34">CAN USE ILLEGALLY OBTAINED EVIDENCE</text:p>
            </text:list-item>
            <text:list-item>
              <text:p text:style-name="P34">Almost always indict, and if don’t, prosecutor just gets another subpoena and grand jury to do the whole process over again</text:p>
            </text:list-item>
            <text:list-item>
              <text:p text:style-name="P34"><text:soft-page-break/>DO still have right against self incrimination, but can be coerced to talk even about your own activity or others’ activity in exchange for immunity from prosecution (immunity only protects witnesses, others can still be prosecuted)</text:p>
            </text:list-item>
          </text:list>
        </text:list-item>
        <text:list-item>
          <text:p text:style-name="P34">If don’t cooperate, can be found in civil contempt and imprisoned while grand jury is going on</text:p>
          <text:list>
            <text:list-item>
              <text:p text:style-name="P34">Grand juries take usually 18 months</text:p>
              <text:list>
                <text:list-item>
                  <text:p text:style-name="P34">Can obtain up to 3 extensions of 6 months each</text:p>
                </text:list-item>
                <text:list-item>
                  <text:p text:style-name="P34">Tactic to make you testify</text:p>
                </text:list-item>
              </text:list>
            </text:list-item>
          </text:list>
        </text:list-item>
        <text:list-item>
          <text:p text:style-name="P34">If served subpoena at home, have them slide it under the door or step outside to take it</text:p>
        </text:list-item>
        <text:list-item>
          <text:p text:style-name="P34">GET an activist lawyer to represent you</text:p>
          <text:list>
            <text:list-item>
              <text:p text:style-name="P34">Tactic is for no one subject to grand jury to testify, will show prosecutor scare tactic isn’t going to work and they may just drop the investigation since no one is cooperating</text:p>
            </text:list-item>
          </text:list>
        </text:list-item>
      </text:list>
      <text:p text:style-name="Text_20_body"/>
      <text:p text:style-name="P105"><text:span text:style-name="T1">II. </text:span><text:span text:style-name="T12">Unknown Agents of Law Enforcement &amp; What You Should Know About Your Speech</text:span></text:p>
      <text:p text:style-name="Text_20_body"/>
      <text:p text:style-name="P94">Roadmap</text:p>
      <text:list xml:id="list6593319264568276208" text:style-name="L43">
        <text:list-item>
          <text:p text:style-name="P11">4 levels of surveillance by the NYPD</text:p>
        </text:list-item>
        <text:list-item>
          <text:p text:style-name="P11">Indicia of agent provocateurs</text:p>
        </text:list-item>
        <text:list-item>
          <text:p text:style-name="P11">First Amendment-in our communities</text:p>
        </text:list-item>
        <text:list-item>
          <text:p text:style-name="P11">First Amendment-in our schools</text:p>
        </text:list-item>
        <text:list-item>
          <text:p text:style-name="P11">What the First Amendment does not protect and predatory law enforcement</text:p>
        </text:list-item>
        <text:list-item>
          <text:p text:style-name="P11">Material support</text:p>
        </text:list-item>
        <text:list-item>
          <text:p text:style-name="P11">Conspiracy and attempt</text:p>
        </text:list-item>
        <text:list-item>
          <text:p text:style-name="P11">Entrapment</text:p>
        </text:list-item>
        <text:list-item>
          <text:p text:style-name="P109">Case Studies</text:p>
        </text:list-item>
      </text:list>
      <text:p text:style-name="P101">*The prosecution of these cases raises serious questions about the meaning of culpability and guilt.  The American criminal justice system leans heavily against defendants who choose to take their cases to trial.  And communities may need to consider that their most vulnerable members are being targeted by informants, that is, the young, naïve, and mentally ill.      </text:p>
      <text:p text:style-name="Text_20_body"/>
      <text:p text:style-name="P101">*The government’s use of these methods allows it to justify the War on Terror and increased the surveillance of all of us.  Every time a new indictment is issued, the government organizes a huge press conference to justify its existence.  </text:p>
      <text:p text:style-name="Text_20_body"/>
      <text:list xml:id="list5496120629122320133" text:style-name="L44">
        <text:list-item>
          <text:p text:style-name="P6">Review: Four Levels of Surveillance by the NYPD</text:p>
        </text:list-item>
      </text:list>
      <text:list xml:id="list7169912119850332733" text:style-name="L45">
        <text:list-item>
          <text:p text:style-name="P35">Undercover:  Officers who are on the NYPD payroll but pulled out before training to participate in covert training</text:p>
        </text:list-item>
        <text:list-item>
          <text:p text:style-name="P35">Secondary Surveillance:  Individuals sent to communities to hang around public places to listen into conversations and gather information about communities </text:p>
        </text:list-item>
        <text:list-item>
          <text:p text:style-name="P35">Informants:  Individuals sent to communities to seek out terrorism-related activity and to engage individuals in terrorist activities.  These individuals often work for financial incentives or have criminal or immigration problems that the government exploits to have them do its dirty business.</text:p>
        </text:list-item>
        <text:list-item>
          <text:p text:style-name="P35">Technological surveillance:  The use of wiretaps.</text:p>
        </text:list-item>
      </text:list>
      <text:p text:style-name="Text_20_body"/>
      <text:p text:style-name="P96">At times, the surveillance has been on a combination of these levels or all four levels at once.  </text:p>
      <text:p text:style-name="Text_20_body"/>
      <text:list xml:id="list2900941851569379905" text:style-name="L46">
        <text:list-item>
          <text:p text:style-name="P7">Indicia of Agent Provacateurs</text:p>
        </text:list-item>
      </text:list>
      <text:p text:style-name="Text_20_body"/>
      <text:list xml:id="list7937729172274811637" text:style-name="L47">
        <text:list-item>
          <text:p text:style-name="P36">Profile of the informant used at Brooklyn College</text:p>
        </text:list-item>
      </text:list>
      <text:p text:style-name="Text_20_body"/>
      <text:p text:style-name="P162"><text:soft-page-break/>[He] had this story about why he was in Brooklyn and New York.  He was always interested in meeting friends…We would have regular conversations: world politics, Islam, our future. He wouldn’t say much, but he was always interested in hearing more.  I remember him telling me, ‘Hey Hussam, I really like these conversations, we should have some more.’ I found it very strange, but I let it slide.  He wanted to meet all the speakers at Brooklyn College. He wanted to meet all the MSA members and be involved. He was even involved with other MSAs – NYU too.  This relationship went on for about a year. He became much more interested when we started doing paintball trips; he was very keen on joining them.  His behavior was always weird.  He spoke about family, but we never met anybody that he knew. He never had any friends or relatives that we saw.  Besides us, he didn’t really exist.  Whenever we went to his place, it was very sparse; it was very difficult to believe that anyone lived there regularly.  Two friends went there and afterward determined that it was a stakeout; they’d seen this kind of stuff before.  He would disappear for days at a time or disappear while we were hanging out, but either way, he would eventually disappear. When he would disappear, we were worried; we wanted to know what happened to our friend.  We went to his house, called him, but he would never be found.  He did turn up one day: he turned up in the newspaper as an expert witness in the Herald Square bomb trial.</text:p>
      <text:p text:style-name="Text_20_body"/>
      <text:list xml:id="list4549420955768601083" text:style-name="L48">
        <text:list-item>
          <text:p text:style-name="P37">There is a certain profile that has been formed of agent provocateurs. This is because they are not individuals from the community, they have a particular mission to fulfill, and they are not genuinely involved in the movement.  Below are some of the red flags that individuals or communities who have encountered informants have noted in hindsight.  </text:p>
        </text:list-item>
      </text:list>
      <text:p text:style-name="Text_20_body"/>
      <text:p text:style-name="P163">They tend to have:</text:p>
      <text:p text:style-name="Text_20_body"/>
      <text:list xml:id="list4629643431394432844" text:style-name="L49">
        <text:list-item>
          <text:p text:style-name="P38">Lack of history in the community – no one knows their family, where they came from</text:p>
        </text:list-item>
        <text:list-item>
          <text:p text:style-name="P51">Unstable job, lack of work or education history</text:p>
        </text:list-item>
        <text:list-item>
          <text:p text:style-name="P51">Money:  No idea how they make money, yet they are always providing gifts or making promise of gifts.  This is to build trust and also to facilitate illegal activity where the actual individuals being targeted by not have the means to engage in the illegal activity.</text:p>
        </text:list-item>
        <text:list-item>
          <text:p text:style-name="P51">Politics:  what they say makes little or no sense or makes too much sense. They either blow a lot of hot air or know stuff to incredible detail. </text:p>
        </text:list-item>
        <text:list-item>
          <text:p text:style-name="P51">Create messes between people. Try to isolate people.  Again, this is both to build trust and cut individuals off from accessing their communities.  Informants have often accused others of being informants to shift suspicion and to undermine others in the movement.</text:p>
        </text:list-item>
        <text:list-item>
          <text:p text:style-name="P51">Provocative talk, particularly about the need to take action and do something such as getting money to overseas to different groups. Love to talk about jihad.</text:p>
        </text:list-item>
        <text:list-item>
          <text:p text:style-name="P51">Target the most vulnerable and weak in communities</text:p>
        </text:list-item>
      </text:list>
      <text:list xml:id="list3899926966198055657" text:style-name="L50">
        <text:list-item>
          <text:p text:style-name="P164">Be careful not to be overly suspicious or paranoid of each other. Disrupting communities is exactly an aim of this kind of surveillance!</text:p>
          <text:list>
            <text:list-item>
              <text:p text:style-name="P52">Other explanations are possible i.e. the person could be ideologically opposed to the work, mentally ill, misguided, difficult to work with, or maybe under surveillance by the state himself or herself</text:p>
            </text:list-item>
            <text:list-item>
              <text:p text:style-name="P52">Concentrate on the demonstrable evidence and address the individual’s problematic conduct</text:p>
            </text:list-item>
          </text:list>
        </text:list-item>
        <text:list-item>
          <text:p text:style-name="P52">Document everything!</text:p>
          <text:list>
            <text:list-item>
              <text:p text:style-name="P52">If you suspect you are dealing with an informant, then take note of interactions and conversations</text:p>
            </text:list-item>
            <text:list-item>
              <text:p text:style-name="P52">If you are contacted by the FBI or law enforcement, remember the first part of the training.  You DO NOT need to speak with law enforcement without an attorney present.  All the same reasons why you may not want to speak with law enforcement apply.</text:p>
            </text:list-item>
          </text:list>
        </text:list-item>
      </text:list>
      <text:p text:style-name="Text_20_body"/>
      <text:list xml:id="list3805081100925549803" text:style-name="L51">
        <text:list-item>
          <text:p text:style-name="P3">First Amendment – In our Communities</text:p>
        </text:list-item>
      </text:list>
      <text:p text:style-name="Text_20_body"/>
      <text:list xml:id="list179240209775542033" text:style-name="L52">
        <text:list-item>
          <text:p text:style-name="P141"><text:span text:style-name="T14">1</text:span><text:span text:style-name="T22">st</text:span><text:span text:style-name="T25"> </text:span><text:span text:style-name="T14">amendment protects right to free speech and peaceable assembly</text:span></text:p>
        </text:list-item>
        <text:list-item>
          <text:p text:style-name="P128">Political speech is the core protected speech of First Amendment</text:p>
        </text:list-item>
      </text:list>
      <text:p text:style-name="P145"><text:soft-page-break/></text:p>
      <text:p text:style-name="P105"><text:span text:style-name="T11">Are the police </text:span><text:span text:style-name="T9">allowed</text:span><text:span text:style-name="T13"> </text:span><text:span text:style-name="T11">to conduct this surveillance?</text:span></text:p>
      <text:p text:style-name="Text_20_body"/>
      <text:p text:style-name="P101">*Law enforcement do not have “rights.  People have rights.</text:p>
      <text:p text:style-name="Text_20_body"/>
      <text:list xml:id="list7467265460987459268" text:style-name="L53">
        <text:list-item>
          <text:p text:style-name="P39">The “chilling effect” of law enforcement’s surveillance of political activities has been recognized and the Handschu rule established limits and guidelines on this surveillance.</text:p>
        </text:list-item>
        <text:list-item>
          <text:p text:style-name="P75"><text:span text:style-name="T14">Currently, the lawyers that were involved with </text:span><text:span text:style-name="T24">Handschu</text:span><text:span text:style-name="T25"> </text:span><text:span text:style-name="T14">have returned to the courts to find out if the NYPD has violated these guidelines. The city and Ray Kelly, of course defend these practices.</text:span></text:p>
        </text:list-item>
        <text:list-item>
          <text:p text:style-name="P39">Other arguments are that the NYPD has violated a state statute that prohibits police from using race, religion, or ethnicity as the “determinative factor in initiating law enforcement action against an individual.”</text:p>
        </text:list-item>
        <text:list-item>
          <text:p text:style-name="P75"><text:span text:style-name="T14">There is also question whether this NYPD’s conduct violates the equal protection clause of the 14</text:span><text:span text:style-name="T22">th</text:span><text:span text:style-name="T25"> </text:span><text:span text:style-name="T14">Amendment but that implicates the question of whether a religious group can count as a “racial minority” and receive the highest level of protection from discrimination. This is not settled law.</text:span><text:span text:style-name="T25">  </text:span></text:p>
        </text:list-item>
        <text:list-item>
          <text:p text:style-name="P75"><text:span text:style-name="T14">Thus, the </text:span><text:span text:style-name="T21">key point</text:span><text:span text:style-name="T25"> </text:span><text:span text:style-name="T14">is that the NYPD has been subject to limitations before – in recognition that law enforcement can have a chilling effect on protected First Amendment activity.  Political activity has always been at the core of the First Amendment.</text:span></text:p>
        </text:list-item>
      </text:list>
      <text:p text:style-name="Text_20_body"/>
      <text:list xml:id="list736897340665871395" text:style-name="L54">
        <text:list-item>
          <text:p text:style-name="P8">First Amendment-Schools</text:p>
        </text:list-item>
      </text:list>
      <text:p text:style-name="Text_20_body"/>
      <text:list xml:id="list3239731303575476902" text:style-name="L55">
        <text:list-item>
          <text:p text:style-name="P129">Have rights to free speech on college campus</text:p>
        </text:list-item>
        <text:list-item>
          <text:p text:style-name="P142"><text:span text:style-name="T14">Public campus: state actor</text:span><text:span text:style-name="T25"> </text:span><text:span text:style-name="T14">1</text:span><text:span text:style-name="T22">st</text:span><text:span text:style-name="T25"> </text:span><text:span text:style-name="T14">amendment</text:span></text:p>
          <text:list>
            <text:list-item>
              <text:p text:style-name="P165">The NYPD has a memorandum of understanding with CUNY schools. </text:p>
            </text:list-item>
            <text:list-item>
              <text:p text:style-name="P165">This memorandum is an agreement between CUNY schools and NYPD that in non0-emergency situations, NYPD will only enter upon campuses, buildings, and other property with the request or approval of a CUNY official.  Yet, there are reports of NYPD informants at students groups etc.</text:p>
            </text:list-item>
          </text:list>
        </text:list-item>
      </text:list>
      <text:p text:style-name="P166"/>
      <text:list xml:id="list7132756599448918200" text:style-name="L56">
        <text:list-item>
          <text:p text:style-name="P167"><text:span text:style-name="T14">Private campus: either through state legislation guaranteeing 1</text:span><text:span text:style-name="T22">st</text:span><text:span text:style-name="T25"> </text:span><text:span text:style-name="T14">amendment on private campuses like in California, or through courts construing how the space has been used (how public has been invited in, whether political activity has taken place on university space, and has turned it into a public forum) or through university’s guidelines on open expression guaranteeing free and open expression</text:span></text:p>
          <text:list>
            <text:list-item>
              <text:list>
                <text:list-item>
                  <text:p text:style-name="P169">Just can’t disrupt educational mission, be harassing</text:p>
                </text:list-item>
                <text:list-item>
                  <text:p text:style-name="P40">Guidelines state they will not discriminate based on content of speech</text:p>
                </text:list-item>
              </text:list>
            </text:list-item>
          </text:list>
        </text:list-item>
        <text:list-item>
          <text:p text:style-name="P169">The AP reported that some CUNY personnel may have shared student records in violation of the Federal Educational Rights and Privacy Act (FERPA). Penalties for a school that violates FERPA can potentially include loss of federal funding.</text:p>
        </text:list-item>
      </text:list>
      <text:p text:style-name="P170"/>
      <text:list xml:id="list2705305907083544952" text:style-name="L57">
        <text:list-item>
          <text:p text:style-name="P9">What the First Amendment Does Not Protect:</text:p>
        </text:list-item>
      </text:list>
      <text:p text:style-name="Text_20_body"/>
      <text:list xml:id="list1431676184020862248" text:style-name="L58">
        <text:list-item>
          <text:p text:style-name="P41">Certain categories of speech are not protected. Not protected: fighting words, obscenity, defamatory words, threats, direct incitement of violence</text:p>
        </text:list-item>
      </text:list>
      <text:list xml:id="list1408847436970860767" text:style-name="L59">
        <text:list-item>
          <text:list>
            <text:list-item>
              <text:list>
                <text:list-item>
                  <text:p text:style-name="P42">Examples of what counts as fighting, words intentionally directed at another that are so venomous as to cause one to suffer emotional distress or immediately incite a violent retaliation (rarely upheld, usually unconstitutional restriction of speech)</text:p>
                </text:list-item>
                <text:list-item>
                  <text:p text:style-name="P42">Refer back to how certain conduct can constitute disorderly conduct in NY i.e. cursing.</text:p>
                </text:list-item>
              </text:list>
            </text:list-item>
          </text:list>
        </text:list-item>
      </text:list>
      <text:p text:style-name="Text_20_body"/>
      <text:list xml:id="list3601690842443374292" text:style-name="L60">
        <text:list-item>
          <text:p text:style-name="P76"><text:span text:style-name="T14">We do not have the right to </text:span><text:span text:style-name="T15">agree</text:span><text:span text:style-name="T25"> </text:span><text:span text:style-name="T14">to do something criminal.  This can constitute conspiracy.</text:span></text:p>
        </text:list-item>
      </text:list>
      <text:p text:style-name="Text_20_body"><text:soft-page-break/></text:p>
      <text:list xml:id="list574512022372937204" text:style-name="L61">
        <text:list-item>
          <text:p text:style-name="P43">This pre-emptive model of prosecution operates in the following ways:</text:p>
        </text:list-item>
      </text:list>
      <text:p text:style-name="Text_20_body"/>
      <text:list xml:id="list2567847051060541414" text:style-name="L62">
        <text:list-item>
          <text:p text:style-name="P168"><text:span text:style-name="T24">Broad material support statutes</text:span><text:span text:style-name="T25"> – </text:span><text:span text:style-name="T14">statutes that make it a crime to provide the most nominal or innocent sorts of assistance to anyone or any group that’s on a designated list of “foreign terrorist organization” by the State Department or the Treasury Dept </text:span><text:span text:style-name="T15">coupled</text:span><text:span text:style-name="T25"> </text:span><text:span text:style-name="T14">with:</text:span></text:p>
        </text:list-item>
        <text:list-item>
          <text:p text:style-name="P168"><text:span text:style-name="T24">Conspiracy/Attempt</text:span><text:span text:style-name="T25"> – </text:span><text:span text:style-name="T14">As described below, individuals can be charged with conspiracy or attempt to engage in certain acts – far from the actual completion of any crime.</text:span></text:p>
        </text:list-item>
        <text:list-item>
          <text:p text:style-name="P168"><text:span text:style-name="T24">Entrapment</text:span><text:span text:style-name="T25"> – </text:span><text:span text:style-name="T14">the use of informants and undercovers in manufactured crimes where prosecutors frequently try to introduce evidence of the individual’s speech at rallies, comments on the internet, and the type of films or books that the individual read to prove that the person was predisposed to commit the crime. (As explained below, the government can overcome the argument that it entrapped an individual by proving that he or she was predisposed to commit the crime. Thus, people can essentially be prosecuted for thought crimes.”)</text:span></text:p>
        </text:list-item>
      </text:list>
      <text:p text:style-name="P170"/>
      <text:list xml:id="list7549432027325746714" text:style-name="L63">
        <text:list-item>
          <text:p text:style-name="P4">Material support</text:p>
        </text:list-item>
      </text:list>
      <text:p text:style-name="Text_20_body"/>
      <text:list xml:id="list6118863742922087035" text:style-name="L64">
        <text:list-item>
          <text:p text:style-name="P44">The gist of material support</text:p>
          <text:list>
            <text:list-item>
              <text:p text:style-name="P44">Secretary of State designates certain groups (without evidence or need of proof) as terrorists (lists them under the Foreign Terrorist Organizations list) and it is a crime to not only donate money to these groups, but to “materially support” them in any way</text:p>
            </text:list-item>
            <text:list-item>
              <text:p text:style-name="P44">The Treasury Department also has its own list</text:p>
            </text:list-item>
            <text:list-item>
              <text:p text:style-name="P44">Can be charged for violating both for the same conduct.  This allows prosecutors to craft indictments that encourage pleas because the individual faces the possibility of even an even greater sentence. (See Indictment of Syed Fahad Hasmi, Counts I and II).</text:p>
            </text:list-item>
          </text:list>
        </text:list-item>
      </text:list>
      <text:p text:style-name="Text_20_body"/>
      <text:p text:style-name="P98">Survey. </text:p>
      <text:p text:style-name="Text_20_body"/>
      <text:p text:style-name="P103">The purpose of this exercise is </text:p>
      <text:p text:style-name="Text_20_body"/>
      <text:list xml:id="list8962033007779629571" text:style-name="L65">
        <text:list-item>
          <text:p text:style-name="P63">To explicate that (so far) the First Amendment allows for the broad protection of rights to engage in political speech.</text:p>
        </text:list-item>
        <text:list-item>
          <text:p text:style-name="P77"><text:span text:style-name="T16">To exemplify the shifting contours of the 1</text:span><text:span text:style-name="T23">st</text:span><text:span text:style-name="T25"> </text:span><text:span text:style-name="T16">Amendment.</text:span></text:p>
        </text:list-item>
      </text:list>
      <text:p text:style-name="Text_20_body"/>
      <text:p text:style-name="P98">Let’s assume that you have a group called the “Peaceful People’s Movement” (PPM). It is a designated FTO on either the State Department or Ask for a show of hands of which of the following is protected under the First Amendment.</text:p>
      <text:p text:style-name="Text_20_body"/>
      <text:list xml:id="list6316379446457268773" text:style-name="L66">
        <text:list-item>
          <text:p text:style-name="P64">I LOVE the PPM.</text:p>
        </text:list-item>
      </text:list>
      <text:p text:style-name="Text_20_body"/>
      <text:list xml:id="list2096766144008067693" text:style-name="L67">
        <text:list-item>
          <text:p text:style-name="P65">I LOVE the PPM and I wish I could help them out.</text:p>
        </text:list-item>
      </text:list>
      <text:p text:style-name="Text_20_body"/>
      <text:list xml:id="list7804176521018980963" text:style-name="L68">
        <text:list-item>
          <text:p text:style-name="P66">I LOVE the PPM and I get in touch with a member overseas and agree to distribute literature here that discusses how the PPM has a campaign to fight world hunger.</text:p>
        </text:list-item>
      </text:list>
      <text:p text:style-name="Text_20_body"/>
      <text:list xml:id="list8329027137569409638" text:style-name="L69">
        <text:list-item>
          <text:p text:style-name="P78"><text:span text:style-name="T15">I send a donation to the PPM in the amount of $10.</text:span><text:span text:style-name="T25"> </text:span></text:p>
        </text:list-item>
      </text:list>
      <text:p text:style-name="Text_20_body"><text:soft-page-break/></text:p>
      <text:p text:style-name="P101">Follow-up Discussion:</text:p>
      <text:p text:style-name="Text_20_body"/>
      <text:list xml:id="list5343408115923490025" text:style-name="L70">
        <text:list-item>
          <text:p text:style-name="P90">“<text:span text:style-name="T17">Material support” is defined in the statute to include almost any kind of support for blacklisted groups, including humanitarian aid, training, expert advice, “services” in almost any form, and political advocacy (The Patriot Act broadened these provisions in the wake of 9/11)</text:span></text:p>
          <text:list>
            <text:list-item>
              <text:p text:style-name="P45">criminalize activities like distribution of literature, engaging in political advocacy, participating in peace conferences, training in human rights advocacy, and donating cash and humanitarian assistance, even when this type of support is intended only to promote lawful and non-violent activities</text:p>
            </text:list-item>
            <text:list-item>
              <text:p text:style-name="P45">Ex: if reach out to a group on the list to advocate that they switch to nonviolence, THIS IS MATERIAL SUPPORT</text:p>
            </text:list-item>
            <text:list-item>
              <text:p text:style-name="P45">Or if want to donate to humanitarian aid branch of this group, this is material support constituting supporting terrorism</text:p>
            </text:list-item>
          </text:list>
        </text:list-item>
        <text:list-item>
          <text:p text:style-name="P79"><text:span text:style-name="T15">Holder v Humanitarian Law Project</text:span><text:span text:style-name="T25"> </text:span><text:span text:style-name="T14">(LA based nonprofit advocates peaceful resolution to armed conflict, HLP wanted to assist the Kurdistan Workers' Party (PKK) with conflict resolution and human rights monitoring in Turkey)</text:span></text:p>
          <text:list>
            <text:list-item>
              <text:p text:style-name="P45">The decision marks the first time that the Supreme Court has held that the First Amendment permits Congress to make pure speech advocating lawful, nonviolent activity-human rights advocacy and peacemaking-a crime</text:p>
            </text:list-item>
            <text:list-item>
              <text:p text:style-name="P45">Doing so can land a citizen in prison for 15 years, all in the name of “fighting terrorism.”</text:p>
            </text:list-item>
            <text:list-item>
              <text:p text:style-name="P79"><text:span text:style-name="T14">Nuanced Holding of HLP:  Specifically, the Court held that if “speech to [designated terrorist organizations] imparts a ‘specific skill’ or communicates advice derived from ‘specialized knowledge’ – for example, training on the use of international law or advice on petitioning the United Nations – then it is barred [but] speech is not barred if it imparts only general or unspecialized knowledge.”  </text:span><text:span text:style-name="T15">Id</text:span><text:span text:style-name="T14">. (finding that CAN ban plaintiffs from training members of designated terrorist organizations on how to use humanitarian and international law to peacefully resolve disputes and teaching members how to petition various representative bodies such as the United Nations for relief and this does NOT violate the First Amendment)</text:span></text:p>
              <text:list>
                <text:list-item>
                  <text:p text:style-name="P79"><text:span text:style-name="T14">In addition, the Court upheld a Ninth Circuit interpretation of the material support statute as not prohibiting “vigorously promoting and supporting the political goals of [designated foreign terrorist organizations].”  </text:span><text:span text:style-name="T15">Id</text:span><text:span text:style-name="T14">. at 2730.  This distinction may show that promoting that people they should not be afraid to continue to engage in political speech and advocacy.</text:span></text:p>
                </text:list-item>
              </text:list>
            </text:list-item>
          </text:list>
        </text:list-item>
      </text:list>
      <text:p text:style-name="Text_20_body"/>
      <text:list xml:id="list7563368695377594891" text:style-name="L71">
        <text:list-item>
          <text:p text:style-name="P46">Be aware that material support statutes can make it a crime to associate with certain organizations, who the government has labeled its enemies.  </text:p>
        </text:list-item>
      </text:list>
      <text:p text:style-name="Text_20_body"/>
      <text:list xml:id="list6194835053778691694" text:style-name="L72">
        <text:list-item>
          <text:p text:style-name="P80"><text:span text:style-name="T15">Case of Tarek Mehanna:</text:span><text:span text:style-name="T25"> </text:span><text:span text:style-name="T14">Indictment includes:  “Since the 2000s, he and his friends watched extremist videos on the web and discussed going abroad to receive training in Pakistan and later Yemen.”  Those training camps did not exist so he returned home and prosecutors claim that he was committed to spreading Al Qaeda’s ideology by translating extremist propaganda on the internet.  There is a real question in this case whether Mehanna was providing these translations at the direction of a terrorist group or whether his actions constituted “independent advocacy.” </text:span></text:p>
        </text:list-item>
      </text:list>
      <text:p text:style-name="Text_20_body"/>
      <text:list xml:id="list3364749307564188212" text:style-name="L73">
        <text:list-item>
          <text:p text:style-name="P5">Conspiracy &amp; Attempt</text:p>
        </text:list-item>
      </text:list>
      <text:list xml:id="list5227689479475310560" text:style-name="L74">
        <text:list-item>
          <text:p text:style-name="P84"><text:span text:style-name="T14">Define </text:span><text:span text:style-name="T24">conspiracy</text:span><text:span text:style-name="T14">: “an agreement to commit an illegal act between 2 or more people”</text:span></text:p>
        </text:list-item>
      </text:list>
      <text:list xml:id="list3716346711438974328" text:style-name="L75">
        <text:list-item>
          <text:p text:style-name="P53">Most states require an overt act, including NY</text:p>
        </text:list-item>
        <text:list-item>
          <text:p text:style-name="P53">Conspirators liable for foreseeable crimes committed by other conspirators in furtherance of conspiracy*</text:p>
        </text:list-item>
        <text:list-item>
          <text:p text:style-name="P53">Conspirators don’t have to know each other</text:p>
        </text:list-item>
        <text:list-item>
          <text:p text:style-name="P53">No express agreement required</text:p>
        </text:list-item>
        <text:list-item>
          <text:p text:style-name="P53">In NYS, can conspire with police</text:p>
        </text:list-item>
        <text:list-item>
          <text:p text:style-name="P53">In NYS, can withdraw from conspiracy itself if renounce conspiracy and prevent commission of crime</text:p>
        </text:list-item>
      </text:list>
      <text:p text:style-name="P171">*allows police to charge activists if other activist used illegal tactics as part of the campaign</text:p>
      <text:p text:style-name="P105"><text:span text:style-name="T1">2. Define </text:span><text:span text:style-name="T11">Attempt</text:span><text:span text:style-name="T1">:  A person is guilty of criminal attempt if, acting with the kind of culpability otherwise required for commission of a crime, he intentionally engages in conduct which, in fact, constitutes a substantial step toward commission of the crime.  The thing to note is that attempt </text:span><text:soft-page-break/><text:span text:style-name="T1">would then be coupled with providing material support.  Again, material support can be quite small.  See, e.g., indictment of Fahad Hashmi.</text:span></text:p>
      <text:p text:style-name="Text_20_body"/>
      <text:list xml:id="list7203050437656586055" text:style-name="L76">
        <text:list-item>
          <text:p text:style-name="P2">Entrapment</text:p>
        </text:list-item>
      </text:list>
      <text:list xml:id="list7588587922711949696" text:style-name="L77">
        <text:list-item>
          <text:p text:style-name="P54">Basically, the government engages in the manufacture of crimes.  Informants are frequently heavily involved with the initiation, development, and the means for the plot.  </text:p>
        </text:list-item>
      </text:list>
      <text:p text:style-name="Text_20_body"/>
      <text:p text:style-name="P153">Why aren’t people protected from the so-called entrapment defense?</text:p>
      <text:list xml:id="list657321251032999554" text:style-name="L78">
        <text:list-item>
          <text:p text:style-name="P47">The entrapment defense is notorious hard to invoke.  Let’s examine how it works and you can see why:</text:p>
        </text:list-item>
      </text:list>
      <text:p text:style-name="Text_20_body"/>
      <text:list xml:id="list3074352196454663244" text:style-name="L79">
        <text:list-item>
          <text:p text:style-name="P85"><text:span text:style-name="T14">Entrapment is a complete defense to a criminal charge, on the theory that "Government agents may not originate a criminal design, implant in an innocent person's mind the disposition to commit a criminal act, and then induce commission of the crime so that the Government may prosecute." </text:span><text:span text:style-name="T15">Jacobson v. United States</text:span><text:span text:style-name="T14">, 503 U.S. 540, 548 (1992). </text:span></text:p>
        </text:list-item>
        <text:list-item>
          <text:p text:style-name="P85"><text:span text:style-name="T14">A valid entrapment defense has two related elements: (1) government inducement of the crime, and (2) the defendant's lack of predisposition to engage in the criminal conduct. </text:span><text:span text:style-name="T15">Mathews v. United States</text:span><text:span text:style-name="T14">, 485 U.S. 58, 63 (1988). Predisposition can defeat the defense.</text:span></text:p>
        </text:list-item>
        <text:list-item>
          <text:p text:style-name="P81"><text:span text:style-name="T14">Thus, what is used as evidence in the courtroom is often what we would think of as core 1</text:span><text:span text:style-name="T22">st</text:span><text:span text:style-name="T25"> </text:span><text:span text:style-name="T14">Amendment activity:  participation at rallies, videos that the individual watched …etc.</text:span></text:p>
        </text:list-item>
      </text:list>
      <text:p text:style-name="Text_20_body"/>
      <text:list xml:id="list6930565890747319959" text:style-name="L80">
        <text:list-item>
          <text:p text:style-name="P112">Closing Discussion</text:p>
        </text:list-item>
      </text:list>
      <text:p text:style-name="P96">You may consider ending on the note of what folks can do:</text:p>
      <text:list xml:id="list6507475263051837806" text:style-name="L81">
        <text:list-item>
          <text:p text:style-name="P55">Encourage other members of the community to learn about their rights.</text:p>
        </text:list-item>
        <text:list-item>
          <text:p text:style-name="P55">Attend court dates to learn more about these cases and to support our communities</text:p>
          <text:list>
            <text:list-item>
              <text:p text:style-name="P86"><text:span text:style-name="T14">the 1</text:span><text:span text:style-name="T22">st</text:span><text:span text:style-name="T25"> </text:span><text:span text:style-name="T14">A is especially key because prosecutors and juries are subject to public opinion.  Prosecutors will only bring cases that they believe they can get away with bringing. Public opinion has a huge impact on this.  The Trayvon Martin case is showing us the power of outrage</text:span></text:p>
            </text:list-item>
            <text:list-item>
              <text:p text:style-name="P55">In the Newburgh 4 case, the judge was forced to acknowledge the role of the community who turned out and watched the proceedings with concern – and the obvious concern that the government had targeted a poor community</text:p>
            </text:list-item>
          </text:list>
        </text:list-item>
        <text:list-item>
          <text:p text:style-name="P55">Provide support for family members as they report feeling incredible isolation from their communities</text:p>
        </text:list-item>
        <text:list-item>
          <text:p text:style-name="P55">Support one of the organizations doing this work.  Join listservs to be apprised of opportunities for actions such as petitions etc.</text:p>
        </text:list-item>
        <text:list-item>
          <text:p text:style-name="P56">Speak ou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Courier New" svg:font-family="'Courier New'"/>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9:50:44.485748000</meta:creation-date>
    <dc:date>2015-04-15T19:51:13.244462000</dc:date>
    <meta:editing-duration>PT29S</meta:editing-duration>
    <meta:editing-cycles>1</meta:editing-cycles>
    <meta:document-statistic meta:table-count="0" meta:image-count="0" meta:object-count="0" meta:page-count="17" meta:paragraph-count="439" meta:word-count="8773" meta:character-count="49871" meta:non-whitespace-character-count="41541"/>
    <meta:generator>LibreOffice/4.4.2.2$MacOSX_X86_64 LibreOffice_project/c4c7d32d0d49397cad38d62472b0bc8acff48dd6</meta:generator>
  </office:meta>
</office:document-meta>
</file>